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officeooo:paragraph-rsid="001a2b48" style:font-size-asian="12pt" style:font-size-complex="12pt"/>
    </style:style>
    <style:style style:name="P2" style:family="paragraph" style:parent-style-name="Standard">
      <style:text-properties style:font-name="Liberation Mono" fo:font-size="12pt" officeooo:rsid="001a2b48" officeooo:paragraph-rsid="001a2b48" style:font-size-asian="12pt" style:font-size-complex="12pt"/>
    </style:style>
    <style:style style:name="P3" style:family="paragraph" style:parent-style-name="Standard">
      <style:text-properties style:font-name="Liberation Mono" fo:font-size="12pt" officeooo:paragraph-rsid="0022b753" style:font-size-asian="12pt" style:font-size-complex="12pt"/>
    </style:style>
    <style:style style:name="P4" style:family="paragraph" style:parent-style-name="Standard">
      <style:text-properties style:font-name="Liberation Mono" fo:font-size="12pt" officeooo:paragraph-rsid="0024f863" style:font-size-asian="12pt" style:font-size-complex="12pt"/>
    </style:style>
    <style:style style:name="P5" style:family="paragraph" style:parent-style-name="Standard">
      <style:text-properties style:font-name="Liberation Mono" fo:font-size="12pt" officeooo:paragraph-rsid="002a9100" style:font-size-asian="12pt" style:font-size-complex="12pt"/>
    </style:style>
    <style:style style:name="P6" style:family="paragraph" style:parent-style-name="Standard">
      <style:text-properties style:font-name="Liberation Mono" fo:font-size="12pt" officeooo:paragraph-rsid="002f0473" style:font-size-asian="12pt" style:font-size-complex="12pt"/>
    </style:style>
    <style:style style:name="P7" style:family="paragraph" style:parent-style-name="Standard">
      <style:text-properties style:font-name="Liberation Mono" fo:font-size="12pt" officeooo:rsid="001a2b48" officeooo:paragraph-rsid="001a2b48" fo:background-color="#b2b2b2" style:font-size-asian="12pt" style:font-size-complex="12pt"/>
    </style:style>
    <style:style style:name="P8" style:family="paragraph" style:parent-style-name="Standard">
      <style:text-properties style:font-name="Liberation Mono" fo:font-size="12pt" officeooo:rsid="001a2b48" officeooo:paragraph-rsid="001e37bd" fo:background-color="#b2b2b2" style:font-size-asian="12pt" style:font-size-complex="12pt"/>
    </style:style>
    <style:style style:name="P9" style:family="paragraph" style:parent-style-name="Standard">
      <style:text-properties style:font-name="Liberation Mono" fo:font-size="12pt" officeooo:rsid="001a2b48" officeooo:paragraph-rsid="0024cb9d" fo:background-color="#b2b2b2" style:font-size-asian="12pt" style:font-size-complex="12pt"/>
    </style:style>
    <style:style style:name="P10" style:family="paragraph" style:parent-style-name="Standard">
      <style:text-properties style:font-name="Liberation Mono" fo:font-size="12pt" officeooo:rsid="001a2b48" officeooo:paragraph-rsid="002d1a3b" fo:background-color="#b2b2b2" style:font-size-asian="12pt" style:font-size-complex="12pt"/>
    </style:style>
    <style:style style:name="P11" style:family="paragraph" style:parent-style-name="Standard">
      <style:text-properties style:font-name="Liberation Mono" fo:font-size="12pt" officeooo:rsid="001a2b48" officeooo:paragraph-rsid="0032bc28" fo:background-color="#b2b2b2" style:font-size-asian="12pt" style:font-size-complex="12pt"/>
    </style:style>
    <style:style style:name="P12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Mono" fo:font-size="12pt" officeooo:rsid="001a2b48" officeooo:paragraph-rsid="003659d4" fo:background-color="#b2b2b2" style:font-size-asian="12pt" style:font-size-complex="12pt"/>
    </style:style>
    <style:style style:name="P1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Mono" fo:font-size="12pt" officeooo:rsid="001a2b48" officeooo:paragraph-rsid="003a5e04" fo:background-color="#b2b2b2" style:font-size-asian="12pt" style:font-size-complex="12pt"/>
    </style:style>
    <style:style style:name="P14" style:family="paragraph" style:parent-style-name="Preformatted_20_Text">
      <style:text-properties fo:color="#808000" style:font-name="Liberation Mono" fo:font-size="12pt" officeooo:rsid="001a2b48" officeooo:paragraph-rsid="001a2b48" style:font-size-asian="12pt" style:font-size-complex="12pt"/>
    </style:style>
    <style:style style:name="P15" style:family="paragraph" style:parent-style-name="Preformatted_20_Text">
      <style:text-properties fo:color="#808000" style:font-name="Liberation Mono" fo:font-size="12pt" officeooo:paragraph-rsid="0024f863" style:font-size-asian="12pt" style:font-size-complex="12pt"/>
    </style:style>
    <style:style style:name="P1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Liberation Mono" fo:font-size="12pt" style:font-size-asian="12pt" style:font-size-complex="12pt"/>
    </style:style>
    <style:style style:name="P1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Liberation Mono" fo:font-size="12pt" officeooo:paragraph-rsid="003f7c2e" style:font-size-asian="12pt" style:font-size-complex="12pt"/>
    </style:style>
    <style:style style:name="P1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Liberation Mono" fo:font-size="12pt" officeooo:paragraph-rsid="00430424" style:font-size-asian="12pt" style:font-size-complex="12pt"/>
    </style:style>
    <style:style style:name="P19" style:family="paragraph" style:parent-style-name="Preformatted_20_Text">
      <style:text-properties fo:color="#000000" style:font-name="Liberation Mono" fo:font-size="12pt" officeooo:rsid="001a2b48" officeooo:paragraph-rsid="001a2b48" style:font-size-asian="12pt" style:font-size-complex="12pt"/>
    </style:style>
    <style:style style:name="P20" style:family="paragraph" style:parent-style-name="Preformatted_20_Text">
      <style:text-properties fo:color="#000000" style:font-name="Liberation Mono" fo:font-size="12pt" officeooo:rsid="001a2b48" officeooo:paragraph-rsid="002cd9cd" style:font-size-asian="12pt" style:font-size-complex="12pt"/>
    </style:style>
    <style:style style:name="P21" style:family="paragraph" style:parent-style-name="Preformatted_20_Text">
      <style:text-properties fo:color="#000000" style:font-name="Liberation Mono" fo:font-size="12pt" officeooo:rsid="001a2b48" officeooo:paragraph-rsid="002f0473" style:font-size-asian="12pt" style:font-size-complex="12pt"/>
    </style:style>
    <style:style style:name="P22" style:family="paragraph" style:parent-style-name="Preformatted_20_Text">
      <style:text-properties fo:color="#000000" style:font-name="Liberation Mono" fo:font-size="12pt" officeooo:rsid="001a2b48" officeooo:paragraph-rsid="0032d113" style:font-size-asian="12pt" style:font-size-complex="12pt"/>
    </style:style>
    <style:style style:name="P23" style:family="paragraph" style:parent-style-name="Preformatted_20_Text">
      <style:text-properties fo:color="#000000" style:font-name="Liberation Mono" fo:font-size="12pt" officeooo:rsid="001a2b48" officeooo:paragraph-rsid="003659d4" style:font-size-asian="12pt" style:font-size-complex="12pt"/>
    </style:style>
    <style:style style:name="P24" style:family="paragraph" style:parent-style-name="Preformatted_20_Text">
      <style:text-properties fo:color="#000000" style:font-name="Liberation Mono" fo:font-size="12pt" officeooo:rsid="001a2b48" officeooo:paragraph-rsid="003b2633" style:font-size-asian="12pt" style:font-size-complex="12pt"/>
    </style:style>
    <style:style style:name="P25" style:family="paragraph" style:parent-style-name="Preformatted_20_Text">
      <style:text-properties fo:color="#000000" style:font-name="Liberation Mono" fo:font-size="12pt" officeooo:rsid="001a2b48" officeooo:paragraph-rsid="00400980" style:font-size-asian="12pt" style:font-size-complex="12pt"/>
    </style:style>
    <style:style style:name="P26" style:family="paragraph" style:parent-style-name="Preformatted_20_Text">
      <style:text-properties fo:color="#000000" style:font-name="Liberation Mono" fo:font-size="12pt" officeooo:rsid="001a2b48" officeooo:paragraph-rsid="0044f473" style:font-size-asian="12pt" style:font-size-complex="12pt"/>
    </style:style>
    <style:style style:name="P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style:font-size-asian="12pt" style:font-size-complex="12pt"/>
    </style:style>
    <style:style style:name="P28" style:family="paragraph" style:parent-style-name="Preformatted_20_Text">
      <style:text-properties fo:color="#000000" style:font-name="Liberation Mono" fo:font-size="12pt" officeooo:paragraph-rsid="002c6e24" style:font-size-asian="12pt" style:font-size-complex="12pt"/>
    </style:style>
    <style:style style:name="P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2c6e24" style:font-size-asian="12pt" style:font-size-complex="12pt"/>
    </style:style>
    <style:style style:name="P30" style:family="paragraph" style:parent-style-name="Preformatted_20_Text">
      <style:text-properties fo:color="#000000" style:font-name="Liberation Mono" fo:font-size="12pt" officeooo:paragraph-rsid="0024f863" style:font-size-asian="12pt" style:font-size-complex="12pt"/>
    </style:style>
    <style:style style:name="P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2cd9cd" style:font-size-asian="12pt" style:font-size-complex="12pt"/>
    </style:style>
    <style:style style:name="P32" style:family="paragraph" style:parent-style-name="Preformatted_20_Text">
      <style:text-properties fo:color="#000000" style:font-name="Liberation Mono" fo:font-size="12pt" officeooo:paragraph-rsid="002f0473" style:font-size-asian="12pt" style:font-size-complex="12pt"/>
    </style:style>
    <style:style style:name="P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2f0473" style:font-size-asian="12pt" style:font-size-complex="12pt"/>
    </style:style>
    <style:style style:name="P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32d113" style:font-size-asian="12pt" style:font-size-complex="12pt"/>
    </style:style>
    <style:style style:name="P3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3659d4" style:font-size-asian="12pt" style:font-size-complex="12pt"/>
    </style:style>
    <style:style style:name="P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3b2633" style:font-size-asian="12pt" style:font-size-complex="12pt"/>
    </style:style>
    <style:style style:name="P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3f7c2e" style:font-size-asian="12pt" style:font-size-complex="12pt"/>
    </style:style>
    <style:style style:name="P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400980" style:font-size-asian="12pt" style:font-size-complex="12pt"/>
    </style:style>
    <style:style style:name="P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41bafc" style:font-size-asian="12pt" style:font-size-complex="12pt"/>
    </style:style>
    <style:style style:name="P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430424" style:font-size-asian="12pt" style:font-size-complex="12pt"/>
    </style:style>
    <style:style style:name="P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Liberation Mono" fo:font-size="12pt" officeooo:paragraph-rsid="0044f473" style:font-size-asian="12pt" style:font-size-complex="12pt"/>
    </style:style>
    <style:style style:name="P42" style:family="paragraph" style:parent-style-name="Preformatted_20_Text">
      <style:text-properties fo:color="#000000" style:font-name="Liberation Mono" fo:font-size="12pt" officeooo:rsid="001a2b48" officeooo:paragraph-rsid="001a2b48" fo:background-color="#b2b2b2" style:font-size-asian="12pt" style:font-size-complex="12pt"/>
    </style:style>
    <style:style style:name="P43" style:family="paragraph" style:parent-style-name="Preformatted_20_Text">
      <style:text-properties fo:color="#000000" style:font-name="Liberation Mono" fo:font-size="12pt" officeooo:rsid="001a2b48" officeooo:paragraph-rsid="002c6e24" fo:background-color="#b2b2b2" style:font-size-asian="12pt" style:font-size-complex="12pt"/>
    </style:style>
    <style:style style:name="P44" style:family="paragraph" style:parent-style-name="Preformatted_20_Text">
      <style:text-properties fo:color="#000000" style:font-name="Liberation Mono" fo:font-size="12pt" officeooo:rsid="001a2b48" officeooo:paragraph-rsid="0024cb9d" fo:background-color="#b2b2b2" style:font-size-asian="12pt" style:font-size-complex="12pt"/>
    </style:style>
    <style:style style:name="P45" style:family="paragraph" style:parent-style-name="Preformatted_20_Text">
      <style:text-properties fo:color="#000000" style:font-name="Liberation Mono" fo:font-size="12pt" officeooo:rsid="002c6e24" officeooo:paragraph-rsid="002c6e24" fo:background-color="#b2b2b2" style:font-size-asian="12pt" style:font-size-complex="12pt"/>
    </style:style>
    <style:style style:name="P46" style:family="paragraph" style:parent-style-name="Preformatted_20_Text">
      <style:text-properties fo:color="#000000" style:font-name="Liberation Mono" fo:font-size="12pt" officeooo:rsid="002c6e24" officeooo:paragraph-rsid="002cd9cd" fo:background-color="#b2b2b2" style:font-size-asian="12pt" style:font-size-complex="12pt"/>
    </style:style>
    <style:style style:name="P47" style:family="paragraph" style:parent-style-name="Preformatted_20_Text">
      <style:text-properties fo:color="#000000" style:font-name="Liberation Mono" fo:font-size="12pt" officeooo:rsid="002c6e24" officeooo:paragraph-rsid="002f0473" fo:background-color="#b2b2b2" style:font-size-asian="12pt" style:font-size-complex="12pt"/>
    </style:style>
    <style:style style:name="P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Liberation Mono" fo:font-size="12pt" fo:background-color="#efefef" style:font-size-asian="12pt" style:font-size-complex="12pt"/>
    </style:style>
    <style:style style:name="P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Liberation Mono" fo:font-size="12pt" officeooo:paragraph-rsid="002c6e24" fo:background-color="#efefef" style:font-size-asian="12pt" style:font-size-complex="12pt"/>
    </style:style>
    <style:style style:name="P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Liberation Mono" fo:font-size="12pt" officeooo:paragraph-rsid="002cd9cd" fo:background-color="#efefef" style:font-size-asian="12pt" style:font-size-complex="12pt"/>
    </style:style>
    <style:style style:name="P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Liberation Mono" fo:font-size="12pt" officeooo:paragraph-rsid="002f0473" fo:background-color="#efefef" style:font-size-asian="12pt" style:font-size-complex="12pt"/>
    </style:style>
    <style:style style:name="P5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Liberation Mono" fo:font-size="12pt" officeooo:paragraph-rsid="0032d113" fo:background-color="#efefef" style:font-size-asian="12pt" style:font-size-complex="12pt"/>
    </style:style>
    <style:style style:name="P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Liberation Mono" fo:font-size="12pt" officeooo:paragraph-rsid="003659d4" fo:background-color="#efefef" style:font-size-asian="12pt" style:font-size-complex="12pt"/>
    </style:style>
    <style:style style:name="P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Liberation Mono" fo:font-size="12pt" officeooo:paragraph-rsid="003b2633" fo:background-color="#efefef" style:font-size-asian="12pt" style:font-size-complex="12pt"/>
    </style:style>
    <style:style style:name="P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Liberation Mono" fo:font-size="12pt" officeooo:paragraph-rsid="00400980" fo:background-color="#efefef" style:font-size-asian="12pt" style:font-size-complex="12pt"/>
    </style:style>
    <style:style style:name="P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00" style:font-name="Liberation Mono" fo:font-size="12pt" officeooo:paragraph-rsid="0044f473" fo:background-color="#efefef" style:font-size-asian="12pt" style:font-size-complex="12pt"/>
    </style:style>
    <style:style style:name="P57" style:family="paragraph" style:parent-style-name="Preformatted_20_Text">
      <style:text-properties style:font-name="Liberation Mono" fo:font-size="12pt" officeooo:paragraph-rsid="001c21ea" style:font-size-asian="12pt" style:font-size-complex="12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Liberation Mono" fo:font-size="12pt" fo:font-style="italic" style:font-size-asian="12pt" style:font-size-complex="12pt"/>
    </style:style>
    <style:style style:name="P5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style:font-size-asian="12pt" style:font-size-complex="12pt"/>
    </style:style>
    <style:style style:name="P6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2c6e24" style:font-size-asian="12pt" style:font-size-complex="12pt"/>
    </style:style>
    <style:style style:name="P6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2c6e24" style:font-size-asian="12pt" style:font-size-complex="12pt"/>
    </style:style>
    <style:style style:name="P6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2cd9cd" style:font-size-asian="12pt" style:font-size-complex="12pt"/>
    </style:style>
    <style:style style:name="P6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2cd9cd" style:font-size-asian="12pt" style:font-size-complex="12pt"/>
    </style:style>
    <style:style style:name="P6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2f0473" style:font-size-asian="12pt" style:font-size-complex="12pt"/>
    </style:style>
    <style:style style:name="P6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32d113" style:font-size-asian="12pt" style:font-size-complex="12pt"/>
    </style:style>
    <style:style style:name="P6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37b260" style:font-size-asian="12pt" style:font-size-complex="12pt"/>
    </style:style>
    <style:style style:name="P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Liberation Mono" fo:font-size="12pt" officeooo:rsid="0026f82b" officeooo:paragraph-rsid="003f7c2e" style:font-size-asian="12pt" style:font-size-complex="12pt"/>
    </style:style>
    <style:style style:name="P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Liberation Mono" fo:font-size="12pt" officeooo:rsid="0026f82b" officeooo:paragraph-rsid="0046fbdb" style:font-size-asian="12pt" style:font-size-complex="12pt"/>
    </style:style>
    <style:style style:name="P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3f7c2e" style:font-size-asian="12pt" style:font-size-complex="12pt"/>
    </style:style>
    <style:style style:name="P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430424" style:font-size-asian="12pt" style:font-size-complex="12pt"/>
    </style:style>
    <style:style style:name="P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color="#000000" style:font-name="Liberation Mono" fo:font-size="12pt" officeooo:rsid="0028cf9b" officeooo:paragraph-rsid="00430424" style:font-size-asian="12pt" style:font-size-complex="12pt"/>
    </style:style>
    <style:style style:name="P7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1fd7ab" fo:background-color="#b2b2b2" style:font-size-asian="12pt" style:font-size-complex="12pt"/>
    </style:style>
    <style:style style:name="P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2c6e24" fo:background-color="#b2b2b2" style:font-size-asian="12pt" style:font-size-complex="12pt"/>
    </style:style>
    <style:style style:name="P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2cc615" fo:background-color="#b2b2b2" style:font-size-asian="12pt" style:font-size-complex="12pt"/>
    </style:style>
    <style:style style:name="P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2cd9cd" fo:background-color="#b2b2b2" style:font-size-asian="12pt" style:font-size-complex="12pt"/>
    </style:style>
    <style:style style:name="P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2f0473" fo:background-color="#b2b2b2" style:font-size-asian="12pt" style:font-size-complex="12pt"/>
    </style:style>
    <style:style style:name="P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32d113" fo:background-color="#b2b2b2" style:font-size-asian="12pt" style:font-size-complex="12pt"/>
    </style:style>
    <style:style style:name="P7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3659d4" fo:background-color="#b2b2b2" style:font-size-asian="12pt" style:font-size-complex="12pt"/>
    </style:style>
    <style:style style:name="P7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3b2633" fo:background-color="#b2b2b2" style:font-size-asian="12pt" style:font-size-complex="12pt"/>
    </style:style>
    <style:style style:name="P8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1a2b48" officeooo:paragraph-rsid="00400980" fo:background-color="#b2b2b2" style:font-size-asian="12pt" style:font-size-complex="12pt"/>
    </style:style>
    <style:style style:name="P8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32d113" fo:background-color="#efefef" style:font-size-asian="12pt" style:font-size-complex="12pt"/>
    </style:style>
    <style:style style:name="P8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3b2633" fo:background-color="#efefef" style:font-size-asian="12pt" style:font-size-complex="12pt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3b925c" officeooo:paragraph-rsid="003b925c" fo:background-color="#efefef" style:font-size-asian="12pt" style:font-size-complex="12pt"/>
    </style:style>
    <style:style style:name="P8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3b925c" officeooo:paragraph-rsid="0041bafc" fo:background-color="#efefef" style:font-size-asian="12pt" style:font-size-complex="12pt"/>
    </style:style>
    <style:style style:name="P8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3d3ea6" officeooo:paragraph-rsid="003f7c2e" fo:background-color="#efefef" style:font-size-asian="12pt" style:font-size-complex="12pt"/>
    </style:style>
    <style:style style:name="P8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3d3ea6" officeooo:paragraph-rsid="0041bafc" fo:background-color="#efefef" style:font-size-asian="12pt" style:font-size-complex="12pt"/>
    </style:style>
    <style:style style:name="P8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343a05" fo:background-color="transparent" style:font-size-asian="12pt" style:font-size-complex="12pt"/>
    </style:style>
    <style:style style:name="P8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3659d4" fo:background-color="transparent" style:font-size-asian="12pt" style:font-size-complex="12pt"/>
    </style:style>
    <style:style style:name="P8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3b2633" fo:background-color="transparent" style:font-size-asian="12pt" style:font-size-complex="12pt"/>
    </style:style>
    <style:style style:name="P9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3b925c" officeooo:paragraph-rsid="003b925c" fo:background-color="transparent" style:font-size-asian="12pt" style:font-size-complex="12pt"/>
    </style:style>
    <style:style style:name="P9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rsid="003b925c" officeooo:paragraph-rsid="0041bafc" fo:background-color="transparent" style:font-size-asian="12pt" style:font-size-complex="12pt"/>
    </style:style>
    <style:style style:name="P9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400980" fo:background-color="transparent" style:font-size-asian="12pt" style:font-size-complex="12pt"/>
    </style:style>
    <style:style style:name="P9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41bafc" fo:background-color="transparent" style:font-size-asian="12pt" style:font-size-complex="12pt"/>
    </style:style>
    <style:style style:name="P9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Liberation Mono" fo:font-size="12pt" officeooo:paragraph-rsid="0044f473" fo:background-color="transparent" style:font-size-asian="12pt" style:font-size-complex="12pt"/>
    </style:style>
    <style:style style:name="P9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font-variant="normal" fo:text-transform="none" fo:color="#000000" style:font-name="Liberation Mono" fo:font-size="12pt" fo:letter-spacing="normal" fo:font-style="normal" fo:font-weight="normal" officeooo:rsid="0026f82b" officeooo:paragraph-rsid="003f7c2e" fo:background-color="#efefef" style:font-size-asian="12pt" style:font-size-complex="12pt"/>
    </style:style>
    <style:style style:name="P9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font-variant="normal" fo:text-transform="none" fo:color="#000000" style:font-name="Liberation Mono" fo:font-size="12pt" fo:letter-spacing="normal" fo:font-style="normal" fo:font-weight="normal" officeooo:rsid="0028cf9b" officeooo:paragraph-rsid="00430424" fo:background-color="#efefef" style:font-size-asian="12pt" style:font-size-complex="12pt"/>
    </style:style>
    <style:style style:name="P9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font-variant="normal" fo:text-transform="none" fo:color="#000000" style:font-name="Liberation Mono" fo:font-size="12pt" fo:letter-spacing="normal" fo:font-style="normal" fo:font-weight="normal" officeooo:rsid="0041c9db" officeooo:paragraph-rsid="00430424" fo:background-color="#efefef" style:font-size-asian="12pt" style:font-size-complex="12pt"/>
    </style:style>
    <style:style style:name="P9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text-align="justify" style:justify-single-word="false" fo:background-color="#ffffff"/>
      <style:text-properties fo:font-variant="normal" fo:text-transform="none" fo:color="#000000" style:font-name="Liberation Mono" fo:font-size="12pt" fo:letter-spacing="normal" fo:font-style="normal" fo:font-weight="normal" officeooo:rsid="003d3ea6" officeooo:paragraph-rsid="0044f473" fo:background-color="#efefef" style:font-size-asian="12pt" style:font-size-complex="12pt"/>
    </style:style>
    <style:style style:name="P9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Mono" fo:font-size="12pt" officeooo:paragraph-rsid="00343a05" fo:background-color="transparent" style:font-size-asian="12pt" style:font-size-complex="12pt"/>
    </style:style>
    <style:style style:name="P10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Mono" fo:font-size="12pt" officeooo:paragraph-rsid="003d3ea6" fo:background-color="transparent" style:font-size-asian="12pt" style:font-size-complex="12pt"/>
    </style:style>
    <style:style style:name="P10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Mono" fo:font-size="12pt" officeooo:paragraph-rsid="0041c9db" fo:background-color="transparent" style:font-size-asian="12pt" style:font-size-complex="12pt"/>
    </style:style>
    <style:style style:name="P10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Liberation Mono" fo:font-size="12pt" officeooo:paragraph-rsid="0037b260" style:font-size-asian="12pt" style:font-size-complex="12pt"/>
    </style:style>
    <style:style style:name="T1" style:family="text">
      <style:text-properties officeooo:rsid="001a2b48"/>
    </style:style>
    <style:style style:name="T2" style:family="text">
      <style:text-properties fo:color="#000080"/>
    </style:style>
    <style:style style:name="T3" style:family="text">
      <style:text-properties fo:color="#000080" fo:font-weight="bold"/>
    </style:style>
    <style:style style:name="T4" style:family="text">
      <style:text-properties fo:color="#000080" fo:font-weight="bold" fo:background-color="#efefef" loext:char-shading-value="0"/>
    </style:style>
    <style:style style:name="T5" style:family="text">
      <style:text-properties fo:color="#000080" fo:font-weight="bold" officeooo:rsid="003d3ea6" fo:background-color="#efefef" loext:char-shading-value="0"/>
    </style:style>
    <style:style style:name="T6" style:family="text">
      <style:text-properties fo:color="#000080" fo:font-weight="bold" fo:background-color="#f7faff" loext:char-shading-value="0"/>
    </style:style>
    <style:style style:name="T7" style:family="text">
      <style:text-properties fo:color="#808000"/>
    </style:style>
    <style:style style:name="T8" style:family="text">
      <style:text-properties fo:color="#008000" fo:font-weight="bold"/>
    </style:style>
    <style:style style:name="T9" style:family="text">
      <style:text-properties fo:color="#008000" fo:font-weight="bold" fo:background-color="#efefef" loext:char-shading-value="0"/>
    </style:style>
    <style:style style:name="T10" style:family="text">
      <style:text-properties fo:color="#008000" fo:font-weight="bold" officeooo:rsid="001a2b48" fo:background-color="#efefef" loext:char-shading-value="0"/>
    </style:style>
    <style:style style:name="T11" style:family="text">
      <style:text-properties fo:color="#008000" fo:font-weight="bold" fo:background-color="#f7faff" loext:char-shading-value="0"/>
    </style:style>
    <style:style style:name="T12" style:family="text">
      <style:text-properties fo:color="#008000" fo:font-weight="bold" officeooo:rsid="003af92c"/>
    </style:style>
    <style:style style:name="T13" style:family="text">
      <style:text-properties fo:color="#008000" fo:font-weight="bold" officeooo:rsid="0041bafc"/>
    </style:style>
    <style:style style:name="T14" style:family="text">
      <style:text-properties fo:color="#008000" fo:font-weight="bold" officeooo:rsid="0045b3e9"/>
    </style:style>
    <style:style style:name="T15" style:family="text">
      <style:text-properties fo:color="#008000" fo:background-color="#efefef" loext:char-shading-value="0"/>
    </style:style>
    <style:style style:name="T16" style:family="text">
      <style:text-properties fo:background-color="#efefef" loext:char-shading-value="0"/>
    </style:style>
    <style:style style:name="T17" style:family="text">
      <style:text-properties officeooo:rsid="003d3ea6" fo:background-color="#efefef" loext:char-shading-value="0"/>
    </style:style>
    <style:style style:name="T18" style:family="text">
      <style:text-properties fo:color="#0000ff" fo:font-weight="bold" fo:background-color="#efefef" loext:char-shading-value="0"/>
    </style:style>
    <style:style style:name="T19" style:family="text">
      <style:text-properties fo:color="#0000ff" fo:font-weight="bold" officeooo:rsid="001a2b48" fo:background-color="#efefef" loext:char-shading-value="0"/>
    </style:style>
    <style:style style:name="T20" style:family="text">
      <style:text-properties fo:color="#0000ff" fo:font-weight="bold" fo:background-color="#f7faff" loext:char-shading-value="0"/>
    </style:style>
    <style:style style:name="T21" style:family="text">
      <style:text-properties fo:color="#000000" officeooo:rsid="001c21ea" fo:background-color="transparent" loext:char-shading-value="0"/>
    </style:style>
    <style:style style:name="T22" style:family="text">
      <style:text-properties fo:color="#000000" officeooo:rsid="00343a05"/>
    </style:style>
    <style:style style:name="T23" style:family="text">
      <style:text-properties fo:color="#000000" officeooo:rsid="003d3ea6"/>
    </style:style>
    <style:style style:name="T24" style:family="text">
      <style:text-properties fo:color="#000000" officeooo:rsid="0041c9db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37b260" fo:background-color="transparent" loext:char-shading-value="0"/>
    </style:style>
    <style:style style:name="T27" style:family="text">
      <style:text-properties officeooo:rsid="0022b753"/>
    </style:style>
    <style:style style:name="T28" style:family="text">
      <style:text-properties officeooo:rsid="0024f863"/>
    </style:style>
    <style:style style:name="T29" style:family="text">
      <style:text-properties officeooo:rsid="002a9100"/>
    </style:style>
    <style:style style:name="T30" style:family="text">
      <style:text-properties fo:font-style="italic"/>
    </style:style>
    <style:style style:name="T31" style:family="text">
      <style:text-properties fo:font-style="italic" officeooo:rsid="001a2b48" fo:background-color="#b2b2b2" loext:char-shading-value="0"/>
    </style:style>
    <style:style style:name="T32" style:family="text">
      <style:text-properties fo:color="#660e7a" fo:font-weight="bold"/>
    </style:style>
    <style:style style:name="T33" style:family="text">
      <style:text-properties fo:color="#660e7a" fo:font-weight="bold" fo:background-color="#efefef" loext:char-shading-value="0"/>
    </style:style>
    <style:style style:name="T34" style:family="text">
      <style:text-properties fo:color="#660e7a" fo:font-style="italic" fo:font-weight="bold"/>
    </style:style>
    <style:style style:name="T35" style:family="text">
      <style:text-properties fo:background-color="#f7faff" loext:char-shading-value="0"/>
    </style:style>
    <style:style style:name="T36" style:family="text">
      <style:text-properties fo:color="#808080"/>
    </style:style>
    <style:style style:name="T37" style:family="text">
      <style:text-properties officeooo:rsid="002f0473"/>
    </style:style>
    <style:style style:name="T38" style:family="text">
      <style:text-properties fo:font-variant="normal" fo:text-transform="none" fo:color="#000080" fo:letter-spacing="normal" fo:font-style="normal" fo:font-weight="bold" fo:background-color="#efefef" loext:char-shading-value="0"/>
    </style:style>
    <style:style style:name="T39" style:family="text">
      <style:text-properties fo:font-variant="normal" fo:text-transform="none" fo:color="#000080" fo:letter-spacing="normal" fo:font-style="normal" fo:font-weight="bold" fo:background-color="#f7faff" loext:char-shading-value="0"/>
    </style:style>
    <style:style style:name="T40" style:family="text">
      <style:text-properties fo:font-variant="normal" fo:text-transform="none" fo:letter-spacing="normal" fo:font-style="normal" fo:font-weight="normal" fo:background-color="#efefef" loext:char-shading-value="0"/>
    </style:style>
    <style:style style:name="T41" style:family="text">
      <style:text-properties fo:font-variant="normal" fo:text-transform="none" fo:letter-spacing="normal" fo:font-style="normal" fo:font-weight="normal" fo:background-color="#f7faff" loext:char-shading-value="0"/>
    </style:style>
    <style:style style:name="T42" style:family="text">
      <style:text-properties fo:font-variant="normal" fo:text-transform="none" fo:color="#0000ff" fo:letter-spacing="normal" fo:font-style="normal" fo:font-weight="bold" fo:background-color="#f7faff" loext:char-shading-value="0"/>
    </style:style>
    <style:style style:name="T43" style:family="text">
      <style:text-properties fo:font-variant="normal" fo:text-transform="none" fo:color="#008000" fo:letter-spacing="normal" fo:font-style="normal" fo:font-weight="bold" fo:background-color="#f7faff" loext:char-shading-value="0"/>
    </style:style>
    <style:style style:name="T44" style:family="text">
      <style:text-properties officeooo:rsid="0049505b"/>
    </style:style>
    <style:style style:name="T45" style:family="text">
      <style:text-properties fo:font-weight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1. </text:span>Implement AbstractController in StudentController. create a mapping index.html for it and render index.jsp view from it which displays messages "Hello from index.gsp"</text:p>
      <text:p text:style-name="P1"/>
      <text:p text:style-name="P7">StudentController</text:p>
      <text:p text:style-name="P2"/>
      <text:p text:style-name="P19"><text:span text:style-name="T3">package </text:span>com.spring.controller;</text:p>
      <text:p text:style-name="P27"><text:span text:style-name="T3">import </text:span>org.springframework.web.servlet.ModelAndView;</text:p>
      <text:p text:style-name="P27"><text:span text:style-name="T3">import </text:span>org.springframework.web.servlet.mvc.AbstractController;</text:p>
      <text:p text:style-name="P27"><text:span text:style-name="T3">import </text:span>javax.servlet.http.HttpServletRequest;</text:p>
      <text:p text:style-name="P27"><text:span text:style-name="T3">import </text:span>javax.servlet.http.HttpServletResponse;</text:p>
      <text:p text:style-name="P27"><text:span text:style-name="T3">public class </text:span>StudentController <text:span text:style-name="T3">extends </text:span>AbstractController {</text:p>
      <text:p text:style-name="P27"><text:s text:c="4"/><text:span text:style-name="T7">@Override</text:span></text:p>
      <text:p text:style-name="P27"><text:span text:style-name="T7"><text:s text:c="4"/></text:span><text:span text:style-name="T3">protected </text:span>ModelAndView handleRequestInternal(HttpServletRequest request, HttpServletResponse response) <text:span text:style-name="T3">throws </text:span>Exception {</text:p>
      <text:p text:style-name="P27"><text:s text:c="8"/>ModelAndView modelAndView = <text:span text:style-name="T3">new </text:span>ModelAndView(<text:span text:style-name="T8">"index"</text:span>);</text:p>
      <text:p text:style-name="P27"><text:s text:c="8"/><text:span text:style-name="T3">return <text:s/></text:span>modelAndView;</text:p>
      <text:p text:style-name="P27"><text:s text:c="4"/>}</text:p>
      <text:p text:style-name="P59">}</text:p>
      <text:p text:style-name="P42">spring-dispatcher-servlet.xml</text:p>
      <text:p text:style-name="P42"/>
      <text:p text:style-name="P42"><text:span text:style-name="T30">&lt;?</text:span><text:span text:style-name="T18">xml version=</text:span><text:span text:style-name="T9">"1.0" </text:span><text:span text:style-name="T18">encoding=</text:span><text:span text:style-name="T9">"UTF-8"</text:span><text:span text:style-name="T30">?&gt;</text:span></text:p>
      <text:p text:style-name="P27"><text:span text:style-name="T16">&lt;</text:span><text:span text:style-name="T4">beans </text:span><text:span text:style-name="T18">xmlns=</text:span><text:span text:style-name="T9">"http://www.springframework.org/schema/beans"</text:span></text:p>
      <text:p text:style-name="P27"><text:span text:style-name="T15"><text:s text:c="7"/></text:span><text:span text:style-name="T18">xmlns:</text:span><text:span text:style-name="T33">mvc</text:span><text:span text:style-name="T18">=</text:span><text:span text:style-name="T9">"http://www.springframework.org/schema/mvc"</text:span></text:p>
      <text:p text:style-name="P27"><text:span text:style-name="T15"><text:s text:c="7"/></text:span><text:span text:style-name="T18">xmlns:</text:span><text:span text:style-name="T33">xsi</text:span><text:span text:style-name="T18">=</text:span><text:span text:style-name="T9">"http://www.w3.org/2001/XMLSchema-instance"</text:span></text:p>
      <text:p text:style-name="P27"><text:span text:style-name="T15"><text:s text:c="7"/></text:span><text:span text:style-name="T18">xmlns:</text:span><text:span text:style-name="T33">context</text:span><text:span text:style-name="T18">=</text:span><text:span text:style-name="T9">"http://www.springframework.org/schema/context"</text:span></text:p>
      <text:p text:style-name="P27"><text:span text:style-name="T15"><text:s text:c="7"/></text:span><text:span text:style-name="T33">xsi</text:span><text:span text:style-name="T18">:schemaLocation=</text:span><text:span text:style-name="T9">"http://www.springframework.org/schema/beans</text:span></text:p>
      <text:p text:style-name="P48"><text:s text:c="7"/><text:span text:style-name="T45">http://www.springframework.org/schema/beans/spring-beans.xsd</text:span></text:p>
      <text:p text:style-name="P48"><text:s text:c="8"/><text:span text:style-name="T45">http://www.springframework.org/schema/mvc</text:span></text:p>
      <text:p text:style-name="P48"><text:s text:c="8"/><text:span text:style-name="T45">http://www.springframework.org/schema/mvc/spring-mvc.xsd</text:span></text:p>
      <text:p text:style-name="P48"><text:s text:c="8"/><text:span text:style-name="T45">http://www.springframework.org/schema/context</text:span></text:p>
      <text:p text:style-name="P27"><text:span text:style-name="T15"><text:s text:c="8"/></text:span><text:span text:style-name="T9">http://www.springframework.org/schema/context/spring-context.xsd"</text:span><text:span text:style-name="T16">&gt;</text:span></text:p>
      <text:p text:style-name="P27"><text:s text:c="4"/><text:span text:style-name="T16">&lt;</text:span><text:span text:style-name="T33">mvc</text:span><text:span text:style-name="T4">:annotation-driven</text:span><text:span text:style-name="T16">/&gt;</text:span></text:p>
      <text:p text:style-name="P59"><text:s text:c="4"/><text:span text:style-name="T16">&lt;</text:span><text:span text:style-name="T33">mvc</text:span><text:span text:style-name="T4">:default-servlet-handler</text:span><text:span text:style-name="T16">/&gt;</text:span></text:p>
      <text:p text:style-name="P42"/>
      <text:p text:style-name="P42"><text:span text:style-name="T16">&lt;</text:span><text:span text:style-name="T4">bean </text:span><text:span text:style-name="T18">class</text:span><text:span text:style-name="T9">="org.springframework.web.servlet.handler.BeanNameUrlHandlerMapping"</text:span><text:span text:style-name="T16">/&gt;</text:span></text:p>
      <text:p text:style-name="P59"><text:span text:style-name="T16">&lt;</text:span><text:span text:style-name="T4">bean </text:span><text:span text:style-name="T18">name</text:span><text:span text:style-name="T9">="/index" </text:span><text:span text:style-name="T18">class</text:span><text:span text:style-name="T9">="com.spring.controller.StudentController"</text:span><text:span text:style-name="T16">/&gt;</text:span></text:p>
      <text:p text:style-name="P42"><text:span text:style-name="T16">&lt;/</text:span><text:span text:style-name="T4">beans</text:span><text:span text:style-name="T16">&gt;</text:span></text:p>
      <text:p text:style-name="P42"/>
      <text:p text:style-name="P42"/>
      <text:p text:style-name="P45"/>
      <text:p text:style-name="P45"/>
      <text:p text:style-name="P45"><text:soft-page-break/>index.jsp</text:p>
      <text:p text:style-name="P45"/>
      <text:p text:style-name="P45"><text:span text:style-name="T35">&lt;%@ </text:span><text:span text:style-name="T6">page </text:span><text:span text:style-name="T20">contentType</text:span><text:span text:style-name="T35">="</text:span><text:span text:style-name="T11">text/html;charset=UTF-8</text:span><text:span text:style-name="T35">" </text:span><text:span text:style-name="T20">language</text:span><text:span text:style-name="T35">="</text:span><text:span text:style-name="T11">java</text:span><text:span text:style-name="T35">" %&gt;</text:span></text:p>
      <text:p text:style-name="P27"><text:span text:style-name="T16">&lt;</text:span><text:span text:style-name="T4">html</text:span><text:span text:style-name="T16">&gt;</text:span></text:p>
      <text:p text:style-name="P27"><text:span text:style-name="T16">&lt;</text:span><text:span text:style-name="T4">head</text:span><text:span text:style-name="T16">&gt;</text:span></text:p>
      <text:p text:style-name="P27"><text:s text:c="4"/><text:span text:style-name="T16">&lt;</text:span><text:span text:style-name="T4">title</text:span><text:span text:style-name="T16">&gt;</text:span>Hello<text:span text:style-name="T16">&lt;/</text:span><text:span text:style-name="T4">title</text:span><text:span text:style-name="T16">&gt;</text:span></text:p>
      <text:p text:style-name="P27"><text:span text:style-name="T16">&lt;/</text:span><text:span text:style-name="T4">head</text:span><text:span text:style-name="T16">&gt;</text:span></text:p>
      <text:p text:style-name="P27"><text:span text:style-name="T16">&lt;</text:span><text:span text:style-name="T4">body</text:span><text:span text:style-name="T16">&gt;</text:span></text:p>
      <text:p text:style-name="P27">Hello World !!</text:p>
      <text:p text:style-name="P27"><text:span text:style-name="T16">&lt;/</text:span><text:span text:style-name="T4">body</text:span><text:span text:style-name="T16">&gt;</text:span></text:p>
      <text:p text:style-name="P59"><text:span text:style-name="T16">&lt;/</text:span><text:span text:style-name="T4">html</text:span><text:span text:style-name="T16">&gt;</text:span></text:p>
      <text:p text:style-name="P45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pan text:style-name="T21"/></text:p>
      <text:p text:style-name="P57"><text:soft-page-break/><text:span text:style-name="T21">Q2. </text:span><text:span text:style-name="T25">No</text:span>w remove AbstractController and useMultiActionController for StudentController which contains 2 actions one action renders a jsp view and another action uses HttpServletResponse to show the output on the Web browser.</text:p>
      <text:p text:style-name="P2"/>
      <text:p text:style-name="P8">StudentController</text:p>
      <text:p text:style-name="P8"/>
      <text:p text:style-name="P19"><text:span text:style-name="T3">package </text:span>com.spring.controller;</text:p>
      <text:p text:style-name="P27"><text:span text:style-name="T3">import </text:span>org.springframework.web.servlet.ModelAndView;</text:p>
      <text:p text:style-name="P27"><text:span text:style-name="T3">import </text:span>org.springframework.web.servlet.mvc.multiaction.MultiActionController;</text:p>
      <text:p text:style-name="P27"><text:span text:style-name="T3">import </text:span>javax.servlet.http.HttpServletRequest;</text:p>
      <text:p text:style-name="P27"><text:span text:style-name="T3">import </text:span>javax.servlet.http.HttpServletResponse;</text:p>
      <text:p text:style-name="P58"/>
      <text:p text:style-name="P27"><text:span text:style-name="T3">public class </text:span>StudentController <text:span text:style-name="T3">extends </text:span>MultiActionController {</text:p>
      <text:p text:style-name="P27"><text:s text:c="4"/><text:span text:style-name="T3">public </text:span>ModelAndView dummy(HttpServletRequest httpServletRequest,</text:p>
      <text:p text:style-name="P27"><text:s text:c="30"/>HttpServletResponse httpServletResponse) <text:span text:style-name="T3">throws </text:span>Exception {</text:p>
      <text:p text:style-name="P27"><text:s text:c="8"/>ModelAndView modelAndView = <text:span text:style-name="T3">new </text:span>ModelAndView(<text:span text:style-name="T8">"index"</text:span>);</text:p>
      <text:p text:style-name="P27"><text:s text:c="8"/><text:span text:style-name="T3">return </text:span>modelAndView;</text:p>
      <text:p text:style-name="P27"><text:s text:c="4"/>}</text:p>
      <text:p text:style-name="P27"><text:s text:c="4"/><text:span text:style-name="T3">public void </text:span>dummy2(HttpServletRequest httpServletRequest,</text:p>
      <text:p text:style-name="P27"><text:s text:c="23"/>HttpServletResponse httpServletResponse) <text:span text:style-name="T3">throws </text:span>Exception {</text:p>
      <text:p text:style-name="P27"><text:s text:c="8"/>httpServletResponse.setContentType(<text:span text:style-name="T8">"text/html"</text:span>);</text:p>
      <text:p text:style-name="P27"><text:s text:c="8"/>httpServletResponse.getWriter().println(<text:span text:style-name="T8">"&lt;b&gt;HELLO World&lt;/b&gt;"</text:span>);</text:p>
      <text:p text:style-name="P27"><text:s text:c="4"/>}</text:p>
      <text:p text:style-name="P59">}</text:p>
      <text:p text:style-name="P72">spring-dispatcher-servlet.xml</text:p>
      <text:p text:style-name="P28"><text:span text:style-name="T31">&lt;?</text:span><text:span text:style-name="T19">xml version=</text:span><text:span text:style-name="T10">"1.0" </text:span><text:span text:style-name="T19">encoding=</text:span><text:span text:style-name="T10">"UTF-8"</text:span><text:span text:style-name="T31">?&gt;</text:span></text:p>
      <text:p text:style-name="P29"><text:span text:style-name="T16">&lt;</text:span><text:span text:style-name="T4">beans </text:span><text:span text:style-name="T18">xmlns=</text:span><text:span text:style-name="T9">"http://www.springframework.org/schema/beans"</text:span></text:p>
      <text:p text:style-name="P29"><text:span text:style-name="T15"><text:s text:c="7"/></text:span><text:span text:style-name="T18">xmlns:</text:span><text:span text:style-name="T33">mvc</text:span><text:span text:style-name="T18">=</text:span><text:span text:style-name="T9">"http://www.springframework.org/schema/mvc"</text:span></text:p>
      <text:p text:style-name="P29"><text:span text:style-name="T15"><text:s text:c="7"/></text:span><text:span text:style-name="T18">xmlns:</text:span><text:span text:style-name="T33">xsi</text:span><text:span text:style-name="T18">=</text:span><text:span text:style-name="T9">"http://www.w3.org/2001/XMLSchema-instance"</text:span></text:p>
      <text:p text:style-name="P29"><text:span text:style-name="T15"><text:s text:c="7"/></text:span><text:span text:style-name="T18">xmlns:</text:span><text:span text:style-name="T33">context</text:span><text:span text:style-name="T18">=</text:span><text:span text:style-name="T9">"http://www.springframework.org/schema/context"</text:span></text:p>
      <text:p text:style-name="P29"><text:span text:style-name="T15"><text:s text:c="7"/></text:span><text:span text:style-name="T33">xsi</text:span><text:span text:style-name="T18">:schemaLocation=</text:span><text:span text:style-name="T9">"http://www.springframework.org/schema/beans</text:span></text:p>
      <text:p text:style-name="P49"><text:s text:c="7"/><text:span text:style-name="T45">http://www.springframework.org/schema/beans/spring-beans.xsd</text:span></text:p>
      <text:p text:style-name="P49"><text:s text:c="8"/><text:span text:style-name="T45">http://www.springframework.org/schema/mvc</text:span></text:p>
      <text:p text:style-name="P49"><text:s text:c="8"/><text:span text:style-name="T45">http://www.springframework.org/schema/mvc/spring-mvc.xsd</text:span></text:p>
      <text:p text:style-name="P49"><text:s text:c="8"/><text:span text:style-name="T45">http://www.springframework.org/schema/context</text:span></text:p>
      <text:p text:style-name="P29"><text:span text:style-name="T15"><text:s text:c="8"/></text:span><text:span text:style-name="T9">http://www.springframework.org/schema/context/spring-context.xsd"</text:span><text:span text:style-name="T16">&gt;</text:span></text:p>
      <text:p text:style-name="P29"><text:s text:c="4"/><text:span text:style-name="T16">&lt;</text:span><text:span text:style-name="T33">mvc</text:span><text:span text:style-name="T4">:annotation-driven</text:span><text:span text:style-name="T16">/&gt;</text:span></text:p>
      <text:p text:style-name="P60"><text:s text:c="4"/><text:span text:style-name="T16">&lt;</text:span><text:span text:style-name="T33">mvc</text:span><text:span text:style-name="T4">:default-servlet-handler</text:span><text:span text:style-name="T16">/&gt;</text:span></text:p>
      <text:p text:style-name="P43"/>
      <text:p text:style-name="P60"><text:soft-page-break/><text:span text:style-name="T16">&lt;</text:span><text:span text:style-name="T4">bean </text:span><text:span text:style-name="T18">class</text:span><text:span text:style-name="T9">="org.springframework.web.servlet.mvc.support.ControllerClassNameHandlerMapping"</text:span><text:span text:style-name="T16">/&gt;</text:span></text:p>
      <text:p text:style-name="P60"><text:span text:style-name="T16">&lt;</text:span><text:span text:style-name="T4">bean </text:span><text:span text:style-name="T18">class</text:span><text:span text:style-name="T9">="com.spring.controller.StudentController " </text:span><text:span text:style-name="T18">name</text:span><text:span text:style-name="T9">="/student" </text:span><text:span text:style-name="T16">/&gt;</text:span></text:p>
      <text:p text:style-name="P73"><text:span text:style-name="T16">&lt;/</text:span><text:span text:style-name="T4">beans</text:span><text:span text:style-name="T16">&gt;</text:span></text:p>
      <text:p text:style-name="P2"/>
      <text:p text:style-name="P2"/>
      <text:p text:style-name="P45">index.jsp</text:p>
      <text:p text:style-name="P45"/>
      <text:p text:style-name="P45"><text:span text:style-name="T35">&lt;%@ </text:span><text:span text:style-name="T6">page </text:span><text:span text:style-name="T20">contentType</text:span><text:span text:style-name="T35">="</text:span><text:span text:style-name="T11">text/html;charset=UTF-8</text:span><text:span text:style-name="T35">" </text:span><text:span text:style-name="T20">language</text:span><text:span text:style-name="T35">="</text:span><text:span text:style-name="T11">java</text:span><text:span text:style-name="T35">" %&gt;</text:span></text:p>
      <text:p text:style-name="P29"><text:span text:style-name="T16">&lt;</text:span><text:span text:style-name="T4">html</text:span><text:span text:style-name="T16">&gt;</text:span></text:p>
      <text:p text:style-name="P29"><text:span text:style-name="T16">&lt;</text:span><text:span text:style-name="T4">head</text:span><text:span text:style-name="T16">&gt;</text:span></text:p>
      <text:p text:style-name="P29"><text:s text:c="4"/><text:span text:style-name="T16">&lt;</text:span><text:span text:style-name="T4">title</text:span><text:span text:style-name="T16">&gt;</text:span>Hello<text:span text:style-name="T16">&lt;/</text:span><text:span text:style-name="T4">title</text:span><text:span text:style-name="T16">&gt;</text:span></text:p>
      <text:p text:style-name="P29"><text:span text:style-name="T16">&lt;/</text:span><text:span text:style-name="T4">head</text:span><text:span text:style-name="T16">&gt;</text:span></text:p>
      <text:p text:style-name="P29"><text:span text:style-name="T16">&lt;</text:span><text:span text:style-name="T4">body</text:span><text:span text:style-name="T16">&gt;</text:span></text:p>
      <text:p text:style-name="P29">Hello World !!</text:p>
      <text:p text:style-name="P29"><text:span text:style-name="T16">&lt;/</text:span><text:span text:style-name="T4">body</text:span><text:span text:style-name="T16">&gt;</text:span></text:p>
      <text:p text:style-name="P61"><text:span text:style-name="T16">&lt;/</text:span><text:span text:style-name="T4">html</text:span><text:span text:style-name="T16">&gt;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pan text:style-name="T27">Q3. </text:span>Use annotation in StudentController to define a default action index which renders a jsp page.</text:p>
      <text:p text:style-name="P3"/>
      <text:p text:style-name="P9">StudentController</text:p>
      <text:p text:style-name="P9"/>
      <text:p text:style-name="P44"><text:span text:style-name="T3">package </text:span>com.spring.controller;</text:p>
      <text:p text:style-name="P27"><text:span text:style-name="T3">import </text:span>org.springframework.stereotype.<text:span text:style-name="T7">Controller</text:span>;</text:p>
      <text:p text:style-name="P27"><text:span text:style-name="T3">import </text:span>org.springframework.web.bind.annotation.<text:span text:style-name="T7">RequestMapping</text:span>;</text:p>
      <text:p text:style-name="P59"><text:span text:style-name="T3">import </text:span>org.springframework.web.servlet.ModelAndView;</text:p>
      <text:p text:style-name="P14">@Controller</text:p>
      <text:p text:style-name="P27"><text:span text:style-name="T3">public class </text:span>StudentController {</text:p>
      <text:p text:style-name="P27"><text:s text:c="4"/><text:span text:style-name="T7">@RequestMapping</text:span>(<text:span text:style-name="T8">"/"</text:span>)</text:p>
      <text:p text:style-name="P27"><text:s text:c="4"/>ModelAndView index() {</text:p>
      <text:p text:style-name="P27"><text:s text:c="8"/>ModelAndView modelAndView = <text:span text:style-name="T3">new </text:span>ModelAndView(<text:span text:style-name="T8">"index"</text:span>);</text:p>
      <text:p text:style-name="P27"><text:s text:c="8"/><text:span text:style-name="T3">return </text:span>modelAndView;</text:p>
      <text:p text:style-name="P27"><text:s text:c="4"/>}</text:p>
      <text:p text:style-name="P59">}</text:p>
      <text:p text:style-name="P74">spring-dispatcher-servlet.xml</text:p>
      <text:p text:style-name="P19"><text:span text:style-name="T30">&lt;?</text:span><text:span text:style-name="T18">xml version=</text:span><text:span text:style-name="T9">"1.0" </text:span><text:span text:style-name="T18">encoding=</text:span><text:span text:style-name="T9">"UTF-8"</text:span><text:span text:style-name="T30">?&gt;</text:span></text:p>
      <text:p text:style-name="P27"><text:span text:style-name="T16">&lt;</text:span><text:span text:style-name="T4">beans </text:span><text:span text:style-name="T18">xmlns=</text:span><text:span text:style-name="T9">"http://www.springframework.org/schema/beans"</text:span></text:p>
      <text:p text:style-name="P27"><text:span text:style-name="T15"><text:s text:c="7"/></text:span><text:span text:style-name="T18">xmlns:</text:span><text:span text:style-name="T33">mvc</text:span><text:span text:style-name="T18">=</text:span><text:span text:style-name="T9">"http://www.springframework.org/schema/mvc"</text:span></text:p>
      <text:p text:style-name="P27"><text:span text:style-name="T15"><text:s text:c="7"/></text:span><text:span text:style-name="T18">xmlns:</text:span><text:span text:style-name="T33">xsi</text:span><text:span text:style-name="T18">=</text:span><text:span text:style-name="T9">"http://www.w3.org/2001/XMLSchema-instance"</text:span></text:p>
      <text:p text:style-name="P27"><text:span text:style-name="T15"><text:s text:c="7"/></text:span><text:span text:style-name="T18">xmlns:</text:span><text:span text:style-name="T33">context</text:span><text:span text:style-name="T18">=</text:span><text:span text:style-name="T9">"http://www.springframework.org/schema/context"</text:span></text:p>
      <text:p text:style-name="P27"><text:span text:style-name="T15"><text:s text:c="7"/></text:span><text:span text:style-name="T33">xsi</text:span><text:span text:style-name="T18">:schemaLocation=</text:span><text:span text:style-name="T9">"http://www.springframework.org/schema/beans</text:span></text:p>
      <text:p text:style-name="P48"><text:s text:c="7"/><text:span text:style-name="T45">http://www.springframework.org/schema/beans/spring-beans.xsd</text:span></text:p>
      <text:p text:style-name="P48"><text:s text:c="8"/><text:span text:style-name="T45">http://www.springframework.org/schema/mvc</text:span></text:p>
      <text:p text:style-name="P48"><text:s text:c="8"/><text:span text:style-name="T45">http://www.springframework.org/schema/mvc/spring-mvc.xsd</text:span></text:p>
      <text:p text:style-name="P48"><text:s text:c="8"/><text:span text:style-name="T45">http://www.springframework.org/schema/context</text:span></text:p>
      <text:p text:style-name="P27"><text:span text:style-name="T15"><text:s text:c="8"/></text:span><text:span text:style-name="T9">http://www.springframework.org/schema/context/spring-context.xsd"</text:span><text:span text:style-name="T16">&gt;</text:span></text:p>
      <text:p text:style-name="P27"><text:s text:c="4"/><text:span text:style-name="T16">&lt;</text:span><text:span text:style-name="T33">mvc</text:span><text:span text:style-name="T4">:annotation-driven</text:span><text:span text:style-name="T16">/&gt;</text:span></text:p>
      <text:p text:style-name="P27"><text:s text:c="4"/><text:span text:style-name="T16">&lt;</text:span><text:span text:style-name="T33">mvc</text:span><text:span text:style-name="T4">:default-servlet-handler</text:span><text:span text:style-name="T16">/&gt;</text:span></text:p>
      <text:p text:style-name="P27"><text:s text:c="4"/></text:p>
      <text:p text:style-name="P27"><text:span text:style-name="T36"><text:s text:c="4"/></text:span><text:span text:style-name="T16">&lt;</text:span><text:span text:style-name="T33">context</text:span><text:span text:style-name="T4">:component-scan </text:span><text:span text:style-name="T18">base-package=</text:span><text:span text:style-name="T9">"com.spring.controller"</text:span><text:span text:style-name="T16">/&gt;</text:span></text:p>
      <text:p text:style-name="P27"><text:s text:c="4"/><text:span text:style-name="T16">&lt;</text:span><text:span text:style-name="T4">bean </text:span><text:span text:style-name="T18">id=</text:span><text:span text:style-name="T9">"viewResolver"</text:span></text:p>
      <text:p text:style-name="P27"><text:span text:style-name="T15"><text:s text:c="10"/></text:span><text:span text:style-name="T18">class=</text:span><text:span text:style-name="T9">"org.springframework.web.servlet.view.InternalResourceViewResolver"</text:span><text:span text:style-name="T16">&gt;</text:span></text:p>
      <text:p text:style-name="P27"><text:s text:c="8"/><text:span text:style-name="T16">&lt;</text:span><text:span text:style-name="T4">property </text:span><text:span text:style-name="T18">name=</text:span><text:span text:style-name="T9">"prefix"</text:span><text:span text:style-name="T16">&gt;</text:span></text:p>
      <text:p text:style-name="P27"><text:s text:c="12"/><text:span text:style-name="T16">&lt;</text:span><text:span text:style-name="T4">value</text:span><text:span text:style-name="T16">&gt;</text:span>/WEB-INF/<text:span text:style-name="T16">&lt;/</text:span><text:span text:style-name="T4">value</text:span><text:span text:style-name="T16">&gt;</text:span></text:p>
      <text:p text:style-name="P27"><text:s text:c="8"/><text:span text:style-name="T16">&lt;/</text:span><text:span text:style-name="T4">property</text:span><text:span text:style-name="T16">&gt;</text:span></text:p>
      <text:p text:style-name="P27"><text:s text:c="8"/><text:span text:style-name="T16">&lt;</text:span><text:span text:style-name="T4">property </text:span><text:span text:style-name="T18">name=</text:span><text:span text:style-name="T9">"suffix"</text:span><text:span text:style-name="T16">&gt;</text:span></text:p>
      <text:p text:style-name="P27"><text:s text:c="12"/><text:span text:style-name="T16">&lt;</text:span><text:span text:style-name="T4">value</text:span><text:span text:style-name="T16">&gt;</text:span>.jsp<text:span text:style-name="T16">&lt;/</text:span><text:span text:style-name="T4">value</text:span><text:span text:style-name="T16">&gt;</text:span></text:p>
      <text:p text:style-name="P27"><text:s text:c="8"/><text:span text:style-name="T16">&lt;/</text:span><text:span text:style-name="T4">property</text:span><text:span text:style-name="T16">&gt;</text:span></text:p>
      <text:p text:style-name="P27"><text:s text:c="4"/><text:span text:style-name="T16">&lt;/</text:span><text:span text:style-name="T4">bean</text:span><text:span text:style-name="T16">&gt;</text:span></text:p>
      <text:p text:style-name="P59"><text:span text:style-name="T16">&lt;/</text:span><text:span text:style-name="T4">beans</text:span><text:span text:style-name="T16">&gt;</text:span></text:p>
      <text:p text:style-name="P2"><text:soft-page-break/></text:p>
      <text:p text:style-name="P2"/>
      <text:p text:style-name="P45">index.jsp</text:p>
      <text:p text:style-name="P45"/>
      <text:p text:style-name="P45"><text:span text:style-name="T35">&lt;%@ </text:span><text:span text:style-name="T6">page </text:span><text:span text:style-name="T20">contentType</text:span><text:span text:style-name="T35">="</text:span><text:span text:style-name="T11">text/html;charset=UTF-8</text:span><text:span text:style-name="T35">" </text:span><text:span text:style-name="T20">language</text:span><text:span text:style-name="T35">="</text:span><text:span text:style-name="T11">java</text:span><text:span text:style-name="T35">" %&gt;</text:span></text:p>
      <text:p text:style-name="P29"><text:span text:style-name="T16">&lt;</text:span><text:span text:style-name="T4">html</text:span><text:span text:style-name="T16">&gt;</text:span></text:p>
      <text:p text:style-name="P29"><text:span text:style-name="T16">&lt;</text:span><text:span text:style-name="T4">head</text:span><text:span text:style-name="T16">&gt;</text:span></text:p>
      <text:p text:style-name="P29"><text:s text:c="4"/><text:span text:style-name="T16">&lt;</text:span><text:span text:style-name="T4">title</text:span><text:span text:style-name="T16">&gt;</text:span>Hello<text:span text:style-name="T16">&lt;/</text:span><text:span text:style-name="T4">title</text:span><text:span text:style-name="T16">&gt;</text:span></text:p>
      <text:p text:style-name="P29"><text:span text:style-name="T16">&lt;/</text:span><text:span text:style-name="T4">head</text:span><text:span text:style-name="T16">&gt;</text:span></text:p>
      <text:p text:style-name="P29"><text:span text:style-name="T16">&lt;</text:span><text:span text:style-name="T4">body</text:span><text:span text:style-name="T16">&gt;</text:span></text:p>
      <text:p text:style-name="P29">Hello World !!</text:p>
      <text:p text:style-name="P29"><text:span text:style-name="T16">&lt;/</text:span><text:span text:style-name="T4">body</text:span><text:span text:style-name="T16">&gt;</text:span></text:p>
      <text:p text:style-name="P61"><text:span text:style-name="T16">&lt;/</text:span><text:span text:style-name="T4">html</text:span><text:span text:style-name="T16">&gt;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28">Q4. </text:span>Create one more annotation based action hello inside the StudentController which and use @ResponseBody annotation from it to display Hello world.</text:p>
      <text:p text:style-name="P4"/>
      <text:p text:style-name="P10">StudentController</text:p>
      <text:p text:style-name="P10"/>
      <text:p text:style-name="P30"><text:span text:style-name="T3">import </text:span>org.springframework.stereotype.<text:span text:style-name="T7">Controller</text:span>;</text:p>
      <text:p text:style-name="P27"><text:span text:style-name="T3">import </text:span>org.springframework.web.bind.annotation.<text:span text:style-name="T7">RequestMapping</text:span>;</text:p>
      <text:p text:style-name="P27"><text:span text:style-name="T3">import </text:span>org.springframework.web.bind.annotation.<text:span text:style-name="T7">ResponseBody</text:span>;</text:p>
      <text:p text:style-name="P59"><text:span text:style-name="T3">import </text:span>org.springframework.web.servlet.ModelAndView;</text:p>
      <text:p text:style-name="P15">@Controller</text:p>
      <text:p text:style-name="P27"><text:span text:style-name="T3">public class </text:span>StudentController {</text:p>
      <text:p text:style-name="P27"><text:s text:c="4"/><text:span text:style-name="T7">@RequestMapping</text:span>(<text:span text:style-name="T8">"/"</text:span>)</text:p>
      <text:p text:style-name="P27"><text:s text:c="4"/>ModelAndView index() {</text:p>
      <text:p text:style-name="P27"><text:s text:c="8"/>ModelAndView modelAndView = <text:span text:style-name="T3">new </text:span>ModelAndView(<text:span text:style-name="T8">"index"</text:span>);</text:p>
      <text:p text:style-name="P27"><text:s text:c="8"/><text:span text:style-name="T3">return </text:span>modelAndView;</text:p>
      <text:p text:style-name="P27"><text:s text:c="4"/>}</text:p>
      <text:p text:style-name="P27"><text:s text:c="4"/><text:span text:style-name="T7">@ResponseBody</text:span></text:p>
      <text:p text:style-name="P27"><text:span text:style-name="T7"><text:s text:c="4"/>@RequestMapping</text:span>(<text:span text:style-name="T8">"hello"</text:span>)</text:p>
      <text:p text:style-name="P27"><text:s text:c="4"/>String hello() {</text:p>
      <text:p text:style-name="P27"><text:s text:c="8"/><text:span text:style-name="T3">return </text:span><text:span text:style-name="T8">"Hello World!!!"</text:span>;</text:p>
      <text:p text:style-name="P27"><text:s text:c="4"/>}</text:p>
      <text:p text:style-name="P59">}</text:p>
      <text:p text:style-name="P75">spring-dispatcher-servlet.xml</text:p>
      <text:p text:style-name="P20"><text:span text:style-name="T30">&lt;?</text:span><text:span text:style-name="T18">xml version=</text:span><text:span text:style-name="T9">"1.0" </text:span><text:span text:style-name="T18">encoding=</text:span><text:span text:style-name="T9">"UTF-8"</text:span><text:span text:style-name="T30">?&gt;</text:span></text:p>
      <text:p text:style-name="P31"><text:span text:style-name="T16">&lt;</text:span><text:span text:style-name="T4">beans </text:span><text:span text:style-name="T18">xmlns=</text:span><text:span text:style-name="T9">"http://www.springframework.org/schema/beans"</text:span></text:p>
      <text:p text:style-name="P31"><text:span text:style-name="T15"><text:s text:c="7"/></text:span><text:span text:style-name="T18">xmlns:</text:span><text:span text:style-name="T33">mvc</text:span><text:span text:style-name="T18">=</text:span><text:span text:style-name="T9">"http://www.springframework.org/schema/mvc"</text:span></text:p>
      <text:p text:style-name="P31"><text:span text:style-name="T15"><text:s text:c="7"/></text:span><text:span text:style-name="T18">xmlns:</text:span><text:span text:style-name="T33">xsi</text:span><text:span text:style-name="T18">=</text:span><text:span text:style-name="T9">"http://www.w3.org/2001/XMLSchema-instance"</text:span></text:p>
      <text:p text:style-name="P31"><text:span text:style-name="T15"><text:s text:c="7"/></text:span><text:span text:style-name="T18">xmlns:</text:span><text:span text:style-name="T33">context</text:span><text:span text:style-name="T18">=</text:span><text:span text:style-name="T9">"http://www.springframework.org/schema/context"</text:span></text:p>
      <text:p text:style-name="P31"><text:span text:style-name="T15"><text:s text:c="7"/></text:span><text:span text:style-name="T33">xsi</text:span><text:span text:style-name="T18">:schemaLocation=</text:span><text:span text:style-name="T9">"http://www.springframework.org/schema/beans</text:span></text:p>
      <text:p text:style-name="P50"><text:s text:c="7"/><text:span text:style-name="T45">http://www.springframework.org/schema/beans/spring-beans.xsd</text:span></text:p>
      <text:p text:style-name="P50"><text:s text:c="8"/><text:span text:style-name="T45">http://www.springframework.org/schema/mvc</text:span></text:p>
      <text:p text:style-name="P50"><text:s text:c="8"/><text:span text:style-name="T45">http://www.springframework.org/schema/mvc/spring-mvc.xsd</text:span></text:p>
      <text:p text:style-name="P50"><text:s text:c="8"/><text:span text:style-name="T45">http://www.springframework.org/schema/context</text:span></text:p>
      <text:p text:style-name="P31"><text:span text:style-name="T15"><text:s text:c="8"/></text:span><text:span text:style-name="T9">http://www.springframework.org/schema/context/spring-context.xsd"</text:span><text:span text:style-name="T16">&gt;</text:span></text:p>
      <text:p text:style-name="P31"><text:s text:c="4"/><text:span text:style-name="T16">&lt;</text:span><text:span text:style-name="T33">mvc</text:span><text:span text:style-name="T4">:annotation-driven</text:span><text:span text:style-name="T16">/&gt;</text:span></text:p>
      <text:p text:style-name="P31"><text:s text:c="4"/><text:span text:style-name="T16">&lt;</text:span><text:span text:style-name="T33">mvc</text:span><text:span text:style-name="T4">:default-servlet-handler</text:span><text:span text:style-name="T16">/&gt;</text:span></text:p>
      <text:p text:style-name="P31"><text:s text:c="4"/></text:p>
      <text:p text:style-name="P31"><text:span text:style-name="T36"><text:s text:c="4"/></text:span><text:span text:style-name="T16">&lt;</text:span><text:span text:style-name="T33">context</text:span><text:span text:style-name="T4">:component-scan </text:span><text:span text:style-name="T18">base-package=</text:span><text:span text:style-name="T9">"com.spring.controller"</text:span><text:span text:style-name="T16">/&gt;</text:span></text:p>
      <text:p text:style-name="P31"><text:s text:c="4"/><text:span text:style-name="T16">&lt;</text:span><text:span text:style-name="T4">bean </text:span><text:span text:style-name="T18">id=</text:span><text:span text:style-name="T9">"viewResolver"</text:span></text:p>
      <text:p text:style-name="P31"><text:span text:style-name="T15"><text:s text:c="10"/></text:span><text:span text:style-name="T18">class=</text:span><text:span text:style-name="T9">"org.springframework.web.servlet.view.InternalResourceViewResolver"</text:span><text:span text:style-name="T16">&gt;</text:span></text:p>
      <text:p text:style-name="P31"><text:s text:c="8"/><text:span text:style-name="T16">&lt;</text:span><text:span text:style-name="T4">property </text:span><text:span text:style-name="T18">name=</text:span><text:span text:style-name="T9">"prefix"</text:span><text:span text:style-name="T16">&gt;</text:span></text:p>
      <text:p text:style-name="P31"><text:s text:c="12"/><text:span text:style-name="T16">&lt;</text:span><text:span text:style-name="T4">value</text:span><text:span text:style-name="T16">&gt;</text:span>/WEB-INF/<text:span text:style-name="T16">&lt;/</text:span><text:span text:style-name="T4">value</text:span><text:span text:style-name="T16">&gt;</text:span></text:p>
      <text:p text:style-name="P31"><text:s text:c="8"/><text:span text:style-name="T16">&lt;/</text:span><text:span text:style-name="T4">property</text:span><text:span text:style-name="T16">&gt;</text:span></text:p>
      <text:p text:style-name="P31"><text:soft-page-break/><text:s text:c="8"/><text:span text:style-name="T16">&lt;</text:span><text:span text:style-name="T4">property </text:span><text:span text:style-name="T18">name=</text:span><text:span text:style-name="T9">"suffix"</text:span><text:span text:style-name="T16">&gt;</text:span></text:p>
      <text:p text:style-name="P31"><text:s text:c="12"/><text:span text:style-name="T16">&lt;</text:span><text:span text:style-name="T4">value</text:span><text:span text:style-name="T16">&gt;</text:span>.jsp<text:span text:style-name="T16">&lt;/</text:span><text:span text:style-name="T4">value</text:span><text:span text:style-name="T16">&gt;</text:span></text:p>
      <text:p text:style-name="P31"><text:s text:c="8"/><text:span text:style-name="T16">&lt;/</text:span><text:span text:style-name="T4">property</text:span><text:span text:style-name="T16">&gt;</text:span></text:p>
      <text:p text:style-name="P31"><text:s text:c="4"/><text:span text:style-name="T16">&lt;/</text:span><text:span text:style-name="T4">bean</text:span><text:span text:style-name="T16">&gt;</text:span></text:p>
      <text:p text:style-name="P63"><text:span text:style-name="T16">&lt;/</text:span><text:span text:style-name="T4">beans</text:span><text:span text:style-name="T16">&gt;</text:span></text:p>
      <text:p text:style-name="P46"/>
      <text:p text:style-name="P46">index.jsp</text:p>
      <text:p text:style-name="P46"/>
      <text:p text:style-name="P46"><text:span text:style-name="T35">&lt;%@ </text:span><text:span text:style-name="T6">page </text:span><text:span text:style-name="T20">contentType</text:span><text:span text:style-name="T35">="</text:span><text:span text:style-name="T11">text/html;charset=UTF-8</text:span><text:span text:style-name="T35">" </text:span><text:span text:style-name="T20">language</text:span><text:span text:style-name="T35">="</text:span><text:span text:style-name="T11">java</text:span><text:span text:style-name="T35">" %&gt;</text:span></text:p>
      <text:p text:style-name="P31"><text:span text:style-name="T16">&lt;</text:span><text:span text:style-name="T4">html</text:span><text:span text:style-name="T16">&gt;</text:span></text:p>
      <text:p text:style-name="P31"><text:span text:style-name="T16">&lt;</text:span><text:span text:style-name="T4">head</text:span><text:span text:style-name="T16">&gt;</text:span></text:p>
      <text:p text:style-name="P31"><text:s text:c="4"/><text:span text:style-name="T16">&lt;</text:span><text:span text:style-name="T4">title</text:span><text:span text:style-name="T16">&gt;</text:span>Hello<text:span text:style-name="T16">&lt;/</text:span><text:span text:style-name="T4">title</text:span><text:span text:style-name="T16">&gt;</text:span></text:p>
      <text:p text:style-name="P31"><text:span text:style-name="T16">&lt;/</text:span><text:span text:style-name="T4">head</text:span><text:span text:style-name="T16">&gt;</text:span></text:p>
      <text:p text:style-name="P31"><text:span text:style-name="T16">&lt;</text:span><text:span text:style-name="T4">body</text:span><text:span text:style-name="T16">&gt;</text:span></text:p>
      <text:p text:style-name="P31">Hello World !!</text:p>
      <text:p text:style-name="P31"><text:span text:style-name="T16">&lt;/</text:span><text:span text:style-name="T4">body</text:span><text:span text:style-name="T16">&gt;</text:span></text:p>
      <text:p text:style-name="P62"><text:span text:style-name="T16">&lt;/</text:span><text:span text:style-name="T4">html</text:span><text:span text:style-name="T16">&gt;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29">Q5. </text:span>Create one more action which sends Model HelloWorld to the jsp file.</text:p>
      <text:p text:style-name="P2"/>
      <text:p text:style-name="P10">StudentController</text:p>
      <text:p text:style-name="P10"/>
      <text:p text:style-name="P19"><text:span text:style-name="T3">package </text:span>com.spring.controller;</text:p>
      <text:p text:style-name="P27"><text:span text:style-name="T3">import </text:span>org.springframework.stereotype.<text:span text:style-name="T7">Controller</text:span>;</text:p>
      <text:p text:style-name="P27"><text:span text:style-name="T3">import </text:span>org.springframework.web.bind.annotation.<text:span text:style-name="T7">RequestMapping</text:span>;</text:p>
      <text:p text:style-name="P27"><text:span text:style-name="T3">import </text:span>org.springframework.web.servlet.ModelAndView;</text:p>
      <text:p text:style-name="P58"/>
      <text:p text:style-name="P16">@Controller</text:p>
      <text:p text:style-name="P27"><text:span text:style-name="T3">public class </text:span>StudentController {</text:p>
      <text:p text:style-name="P27"><text:s text:c="4"/><text:span text:style-name="T7">@RequestMapping</text:span>(<text:span text:style-name="T8">"/"</text:span>)</text:p>
      <text:p text:style-name="P27"><text:s text:c="4"/>ModelAndView index() {</text:p>
      <text:p text:style-name="P27"><text:s text:c="8"/>ModelAndView modelAndView = <text:span text:style-name="T3">new </text:span>ModelAndView(<text:span text:style-name="T8">"index"</text:span>);</text:p>
      <text:p text:style-name="P27"><text:s text:c="8"/>modelAndView.addObject(<text:span text:style-name="T8">"msg"</text:span>, <text:span text:style-name="T8">"Hello World!!"</text:span>);</text:p>
      <text:p text:style-name="P27"><text:s text:c="8"/><text:span text:style-name="T3">return </text:span>modelAndView;</text:p>
      <text:p text:style-name="P27"><text:s text:c="4"/>}</text:p>
      <text:p text:style-name="P59">}</text:p>
      <text:p text:style-name="P76">spring-dispatcher-servlet.xml</text:p>
      <text:p text:style-name="P21"><text:span text:style-name="T30">&lt;?</text:span><text:span text:style-name="T18">xml version=</text:span><text:span text:style-name="T9">"1.0" </text:span><text:span text:style-name="T18">encoding=</text:span><text:span text:style-name="T9">"UTF-8"</text:span><text:span text:style-name="T30">?&gt;</text:span></text:p>
      <text:p text:style-name="P33"><text:span text:style-name="T16">&lt;</text:span><text:span text:style-name="T4">beans </text:span><text:span text:style-name="T18">xmlns=</text:span><text:span text:style-name="T9">"http://www.springframework.org/schema/beans"</text:span></text:p>
      <text:p text:style-name="P33"><text:span text:style-name="T15"><text:s text:c="7"/></text:span><text:span text:style-name="T18">xmlns:</text:span><text:span text:style-name="T33">mvc</text:span><text:span text:style-name="T18">=</text:span><text:span text:style-name="T9">"http://www.springframework.org/schema/mvc"</text:span></text:p>
      <text:p text:style-name="P33"><text:span text:style-name="T15"><text:s text:c="7"/></text:span><text:span text:style-name="T18">xmlns:</text:span><text:span text:style-name="T33">xsi</text:span><text:span text:style-name="T18">=</text:span><text:span text:style-name="T9">"http://www.w3.org/2001/XMLSchema-instance"</text:span></text:p>
      <text:p text:style-name="P33"><text:span text:style-name="T15"><text:s text:c="7"/></text:span><text:span text:style-name="T18">xmlns:</text:span><text:span text:style-name="T33">context</text:span><text:span text:style-name="T18">=</text:span><text:span text:style-name="T9">"http://www.springframework.org/schema/context"</text:span></text:p>
      <text:p text:style-name="P33"><text:span text:style-name="T15"><text:s text:c="7"/></text:span><text:span text:style-name="T33">xsi</text:span><text:span text:style-name="T18">:schemaLocation=</text:span><text:span text:style-name="T9">"http://www.springframework.org/schema/beans</text:span></text:p>
      <text:p text:style-name="P51"><text:s text:c="7"/><text:span text:style-name="T45">http://www.springframework.org/schema/beans/spring-beans.xsd</text:span></text:p>
      <text:p text:style-name="P51"><text:s text:c="8"/><text:span text:style-name="T45">http://www.springframework.org/schema/mvc</text:span></text:p>
      <text:p text:style-name="P51"><text:s text:c="8"/><text:span text:style-name="T45">http://www.springframework.org/schema/mvc/spring-mvc.xsd</text:span></text:p>
      <text:p text:style-name="P51"><text:s text:c="8"/><text:span text:style-name="T45">http://www.springframework.org/schema/context</text:span></text:p>
      <text:p text:style-name="P33"><text:span text:style-name="T15"><text:s text:c="8"/></text:span><text:span text:style-name="T9">http://www.springframework.org/schema/context/spring-context.xsd"</text:span><text:span text:style-name="T16">&gt;</text:span></text:p>
      <text:p text:style-name="P33"><text:s text:c="4"/><text:span text:style-name="T16">&lt;</text:span><text:span text:style-name="T33">mvc</text:span><text:span text:style-name="T4">:annotation-driven</text:span><text:span text:style-name="T16">/&gt;</text:span></text:p>
      <text:p text:style-name="P33"><text:s text:c="4"/><text:span text:style-name="T16">&lt;</text:span><text:span text:style-name="T33">mvc</text:span><text:span text:style-name="T4">:default-servlet-handler</text:span><text:span text:style-name="T16">/&gt;</text:span></text:p>
      <text:p text:style-name="P33"><text:s text:c="4"/></text:p>
      <text:p text:style-name="P33"><text:span text:style-name="T36"><text:s text:c="4"/></text:span><text:span text:style-name="T16">&lt;</text:span><text:span text:style-name="T33">context</text:span><text:span text:style-name="T4">:component-scan </text:span><text:span text:style-name="T18">base-package=</text:span><text:span text:style-name="T9">"com.spring.controller"</text:span><text:span text:style-name="T16">/&gt;</text:span></text:p>
      <text:p text:style-name="P33"><text:s text:c="4"/><text:span text:style-name="T16">&lt;</text:span><text:span text:style-name="T4">bean </text:span><text:span text:style-name="T18">id=</text:span><text:span text:style-name="T9">"viewResolver"</text:span></text:p>
      <text:p text:style-name="P33"><text:span text:style-name="T15"><text:s text:c="10"/></text:span><text:span text:style-name="T18">class=</text:span><text:span text:style-name="T9">"org.springframework.web.servlet.view.InternalResourceViewResolver"</text:span><text:span text:style-name="T16">&gt;</text:span></text:p>
      <text:p text:style-name="P33"><text:s text:c="8"/><text:span text:style-name="T16">&lt;</text:span><text:span text:style-name="T4">property </text:span><text:span text:style-name="T18">name=</text:span><text:span text:style-name="T9">"prefix"</text:span><text:span text:style-name="T16">&gt;</text:span></text:p>
      <text:p text:style-name="P33"><text:s text:c="12"/><text:span text:style-name="T16">&lt;</text:span><text:span text:style-name="T4">value</text:span><text:span text:style-name="T16">&gt;</text:span>/WEB-INF/<text:span text:style-name="T16">&lt;/</text:span><text:span text:style-name="T4">value</text:span><text:span text:style-name="T16">&gt;</text:span></text:p>
      <text:p text:style-name="P33"><text:s text:c="8"/><text:span text:style-name="T16">&lt;/</text:span><text:span text:style-name="T4">property</text:span><text:span text:style-name="T16">&gt;</text:span></text:p>
      <text:p text:style-name="P33"><text:s text:c="8"/><text:span text:style-name="T16">&lt;</text:span><text:span text:style-name="T4">property </text:span><text:span text:style-name="T18">name=</text:span><text:span text:style-name="T9">"suffix"</text:span><text:span text:style-name="T16">&gt;</text:span></text:p>
      <text:p text:style-name="P33"><text:s text:c="12"/><text:span text:style-name="T16">&lt;</text:span><text:span text:style-name="T4">value</text:span><text:span text:style-name="T16">&gt;</text:span>.jsp<text:span text:style-name="T16">&lt;/</text:span><text:span text:style-name="T4">value</text:span><text:span text:style-name="T16">&gt;</text:span></text:p>
      <text:p text:style-name="P33"><text:s text:c="8"/><text:span text:style-name="T16">&lt;/</text:span><text:span text:style-name="T4">property</text:span><text:span text:style-name="T16">&gt;</text:span></text:p>
      <text:p text:style-name="P33"><text:s text:c="4"/><text:span text:style-name="T16">&lt;/</text:span><text:span text:style-name="T4">bean</text:span><text:span text:style-name="T16">&gt;</text:span></text:p>
      <text:p text:style-name="P64"><text:span text:style-name="T16">&lt;/</text:span><text:span text:style-name="T4">beans</text:span><text:span text:style-name="T16">&gt;</text:span></text:p>
      <text:p text:style-name="P47"><text:soft-page-break/>index.jsp</text:p>
      <text:p text:style-name="P2"/>
      <text:p text:style-name="P19"><text:span text:style-name="T35">&lt;%@ </text:span><text:span text:style-name="T6">page </text:span><text:span text:style-name="T20">contentType</text:span><text:span text:style-name="T35">="</text:span><text:span text:style-name="T11">text/html;charset=UTF-8</text:span><text:span text:style-name="T35">" </text:span><text:span text:style-name="T20">language</text:span><text:span text:style-name="T35">="</text:span><text:span text:style-name="T11">java</text:span><text:span text:style-name="T35">" %&gt;</text:span></text:p>
      <text:p text:style-name="P27"><text:span text:style-name="T16">&lt;</text:span><text:span text:style-name="T4">html</text:span><text:span text:style-name="T16">&gt;</text:span></text:p>
      <text:p text:style-name="P27"><text:span text:style-name="T16">&lt;</text:span><text:span text:style-name="T4">head</text:span><text:span text:style-name="T16">&gt;</text:span></text:p>
      <text:p text:style-name="P27"><text:s text:c="4"/><text:span text:style-name="T16">&lt;</text:span><text:span text:style-name="T4">title</text:span><text:span text:style-name="T16">&gt;</text:span>Title<text:span text:style-name="T16">&lt;/</text:span><text:span text:style-name="T4">title</text:span><text:span text:style-name="T16">&gt;</text:span></text:p>
      <text:p text:style-name="P27"><text:span text:style-name="T16">&lt;/</text:span><text:span text:style-name="T4">head</text:span><text:span text:style-name="T16">&gt;</text:span></text:p>
      <text:p text:style-name="P27"><text:span text:style-name="T16">&lt;</text:span><text:span text:style-name="T4">body</text:span><text:span text:style-name="T16">&gt;</text:span></text:p>
      <text:p text:style-name="P27"><text:span text:style-name="T16">&lt;</text:span><text:span text:style-name="T4">h1</text:span><text:span text:style-name="T16">&gt;</text:span><text:span text:style-name="T6">${</text:span><text:span text:style-name="T35">msg</text:span><text:span text:style-name="T6">}</text:span><text:span text:style-name="T16">&lt;/</text:span><text:span text:style-name="T4">h1</text:span><text:span text:style-name="T16">&gt;</text:span></text:p>
      <text:p text:style-name="P27"><text:span text:style-name="T16">&lt;/</text:span><text:span text:style-name="T4">body</text:span><text:span text:style-name="T16">&gt;</text:span></text:p>
      <text:p text:style-name="P59"><text:span text:style-name="T16">&lt;/</text:span><text:span text:style-name="T4">html</text:span><text:span text:style-name="T16">&gt;</text:span></text:p>
      <text:p text:style-name="P2"/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37">Q6. </text:span>Use @PathVariable annotation to access firstname and lastname in an action inside StudentController place both the parameters in different arguments and access them.</text:p>
      <text:p text:style-name="P6"/>
      <text:p text:style-name="P11">StudentController</text:p>
      <text:p text:style-name="P11"/>
      <text:p text:style-name="P32"><text:span text:style-name="T3">package </text:span>com.spring.controller;</text:p>
      <text:p text:style-name="P27"><text:span text:style-name="T3">import </text:span>org.springframework.stereotype.<text:span text:style-name="T7">Controller</text:span>;</text:p>
      <text:p text:style-name="P27"><text:span text:style-name="T3">import </text:span>org.springframework.web.bind.annotation.<text:span text:style-name="T7">PathVariable</text:span>;</text:p>
      <text:p text:style-name="P27"><text:span text:style-name="T3">import </text:span>org.springframework.web.bind.annotation.<text:span text:style-name="T7">RequestMapping</text:span>;</text:p>
      <text:p text:style-name="P27"><text:span text:style-name="T3">import </text:span>org.springframework.web.bind.annotation.<text:span text:style-name="T7">ResponseBody</text:span>;</text:p>
      <text:p text:style-name="P58"/>
      <text:p text:style-name="P16">@Controller</text:p>
      <text:p text:style-name="P27"><text:span text:style-name="T7">@RequestMapping</text:span>(<text:span text:style-name="T8">"/student"</text:span>)</text:p>
      <text:p text:style-name="P27"><text:span text:style-name="T3">public class </text:span>StudentController {</text:p>
      <text:p text:style-name="P27"><text:s text:c="4"/><text:span text:style-name="T7">@RequestMapping</text:span>(<text:span text:style-name="T8">"/usernameAndPassword/{username}/{password}"</text:span>)</text:p>
      <text:p text:style-name="P27"><text:s text:c="4"/><text:span text:style-name="T7">@ResponseBody</text:span></text:p>
      <text:p text:style-name="P27"><text:span text:style-name="T7"><text:s text:c="4"/></text:span>String returnVariables(<text:span text:style-name="T7">@PathVariable</text:span>(<text:span text:style-name="T8">"username"</text:span>) String uname, <text:span text:style-name="T7">@PathVariable</text:span>(<text:span text:style-name="T8">"password"</text:span>) String pword) {</text:p>
      <text:p text:style-name="P27"><text:s text:c="8"/><text:span text:style-name="T3">return </text:span><text:span text:style-name="T8">"Username: " </text:span>+ uname + <text:span text:style-name="T8">" Password: " </text:span>+ pword;</text:p>
      <text:p text:style-name="P27"><text:s text:c="4"/>}</text:p>
      <text:p text:style-name="P59">}</text:p>
      <text:p text:style-name="P77"/>
      <text:p text:style-name="P77"/>
      <text:p text:style-name="P77">spring-dispatcher-servlet.xml</text:p>
      <text:p text:style-name="P77"/>
      <text:p text:style-name="P22"><text:span text:style-name="T30">&lt;?</text:span><text:span text:style-name="T18">xml version=</text:span><text:span text:style-name="T9">"1.0" </text:span><text:span text:style-name="T18">encoding=</text:span><text:span text:style-name="T9">"UTF-8"</text:span><text:span text:style-name="T30">?&gt;</text:span></text:p>
      <text:p text:style-name="P34"><text:span text:style-name="T16">&lt;</text:span><text:span text:style-name="T4">beans </text:span><text:span text:style-name="T18">xmlns=</text:span><text:span text:style-name="T9">"http://www.springframework.org/schema/beans"</text:span></text:p>
      <text:p text:style-name="P34"><text:span text:style-name="T15"><text:s text:c="7"/></text:span><text:span text:style-name="T18">xmlns:</text:span><text:span text:style-name="T33">mvc</text:span><text:span text:style-name="T18">=</text:span><text:span text:style-name="T9">"http://www.springframework.org/schema/mvc"</text:span></text:p>
      <text:p text:style-name="P34"><text:span text:style-name="T15"><text:s text:c="7"/></text:span><text:span text:style-name="T18">xmlns:</text:span><text:span text:style-name="T33">xsi</text:span><text:span text:style-name="T18">=</text:span><text:span text:style-name="T9">"http://www.w3.org/2001/XMLSchema-instance"</text:span></text:p>
      <text:p text:style-name="P34"><text:span text:style-name="T15"><text:s text:c="7"/></text:span><text:span text:style-name="T18">xmlns:</text:span><text:span text:style-name="T33">context</text:span><text:span text:style-name="T18">=</text:span><text:span text:style-name="T9">"http://www.springframework.org/schema/context"</text:span></text:p>
      <text:p text:style-name="P34"><text:span text:style-name="T15"><text:s text:c="7"/></text:span><text:span text:style-name="T33">xsi</text:span><text:span text:style-name="T18">:schemaLocation=</text:span><text:span text:style-name="T9">"http://www.springframework.org/schema/beans</text:span></text:p>
      <text:p text:style-name="P52"><text:s text:c="7"/><text:span text:style-name="T45">http://www.springframework.org/schema/beans/spring-beans.xsd</text:span></text:p>
      <text:p text:style-name="P52"><text:s text:c="8"/><text:span text:style-name="T45">http://www.springframework.org/schema/mvc</text:span></text:p>
      <text:p text:style-name="P52"><text:s text:c="8"/><text:span text:style-name="T45">http://www.springframework.org/schema/mvc/spring-mvc.xsd</text:span></text:p>
      <text:p text:style-name="P52"><text:s text:c="8"/><text:span text:style-name="T45">http://www.springframework.org/schema/context</text:span></text:p>
      <text:p text:style-name="P34"><text:span text:style-name="T15"><text:s text:c="8"/></text:span><text:span text:style-name="T9">http://www.springframework.org/schema/context/spring-context.xsd"</text:span><text:span text:style-name="T16">&gt;</text:span></text:p>
      <text:p text:style-name="P34"><text:s text:c="4"/><text:span text:style-name="T16">&lt;</text:span><text:span text:style-name="T33">mvc</text:span><text:span text:style-name="T4">:annotation-driven</text:span><text:span text:style-name="T16">/&gt;</text:span></text:p>
      <text:p text:style-name="P34"><text:s text:c="4"/><text:span text:style-name="T16">&lt;</text:span><text:span text:style-name="T33">mvc</text:span><text:span text:style-name="T4">:default-servlet-handler</text:span><text:span text:style-name="T16">/&gt;</text:span></text:p>
      <text:p text:style-name="P34"><text:s text:c="4"/></text:p>
      <text:p text:style-name="P34"><text:span text:style-name="T36"><text:s text:c="4"/></text:span><text:span text:style-name="T16">&lt;</text:span><text:span text:style-name="T33">context</text:span><text:span text:style-name="T4">:component-scan </text:span><text:span text:style-name="T18">base-package=</text:span><text:span text:style-name="T9">"com.spring.controller"</text:span><text:span text:style-name="T16">/&gt;</text:span></text:p>
      <text:p text:style-name="P34"><text:s text:c="4"/><text:span text:style-name="T16">&lt;</text:span><text:span text:style-name="T4">bean </text:span><text:span text:style-name="T18">id=</text:span><text:span text:style-name="T9">"viewResolver"</text:span></text:p>
      <text:p text:style-name="P34"><text:soft-page-break/><text:span text:style-name="T15"><text:s text:c="10"/></text:span><text:span text:style-name="T18">class=</text:span><text:span text:style-name="T9">"org.springframework.web.servlet.view.InternalResourceViewResolver"</text:span><text:span text:style-name="T16">&gt;</text:span></text:p>
      <text:p text:style-name="P34"><text:s text:c="8"/><text:span text:style-name="T16">&lt;</text:span><text:span text:style-name="T4">property </text:span><text:span text:style-name="T18">name=</text:span><text:span text:style-name="T9">"prefix"</text:span><text:span text:style-name="T16">&gt;</text:span></text:p>
      <text:p text:style-name="P34"><text:s text:c="12"/><text:span text:style-name="T16">&lt;</text:span><text:span text:style-name="T4">value</text:span><text:span text:style-name="T16">&gt;</text:span>/WEB-INF/<text:span text:style-name="T16">&lt;/</text:span><text:span text:style-name="T4">value</text:span><text:span text:style-name="T16">&gt;</text:span></text:p>
      <text:p text:style-name="P34"><text:s text:c="8"/><text:span text:style-name="T16">&lt;/</text:span><text:span text:style-name="T4">property</text:span><text:span text:style-name="T16">&gt;</text:span></text:p>
      <text:p text:style-name="P34"><text:s text:c="8"/><text:span text:style-name="T16">&lt;</text:span><text:span text:style-name="T4">property </text:span><text:span text:style-name="T18">name=</text:span><text:span text:style-name="T9">"suffix"</text:span><text:span text:style-name="T16">&gt;</text:span></text:p>
      <text:p text:style-name="P34"><text:s text:c="12"/><text:span text:style-name="T16">&lt;</text:span><text:span text:style-name="T4">value</text:span><text:span text:style-name="T16">&gt;</text:span>.jsp<text:span text:style-name="T16">&lt;/</text:span><text:span text:style-name="T4">value</text:span><text:span text:style-name="T16">&gt;</text:span></text:p>
      <text:p text:style-name="P34"><text:s text:c="8"/><text:span text:style-name="T16">&lt;/</text:span><text:span text:style-name="T4">property</text:span><text:span text:style-name="T16">&gt;</text:span></text:p>
      <text:p text:style-name="P34"><text:s text:c="4"/><text:span text:style-name="T16">&lt;/</text:span><text:span text:style-name="T4">bean</text:span><text:span text:style-name="T16">&gt;</text:span></text:p>
      <text:p text:style-name="P65"><text:span text:style-name="T16">&lt;/</text:span><text:span text:style-name="T4">beans</text:span><text:span text:style-name="T16">&gt;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pan text:style-name="T22"/></text:p>
      <text:p text:style-name="P99"><text:soft-page-break/><text:span text:style-name="T22">Q7. </text:span>Now place both the arguments inside a Map and access the Map instead.(Hint : check the slide for @PathVariable action returnCountryAndState shows how to do it with map)</text:p>
      <text:p text:style-name="P12">StudentController</text:p>
      <text:p text:style-name="P87"><text:span text:style-name="T3">package </text:span>com.spring.controller;</text:p>
      <text:p text:style-name="P27"><text:span text:style-name="T3">import </text:span>org.springframework.stereotype.<text:span text:style-name="T7">Controller</text:span>;</text:p>
      <text:p text:style-name="P27"><text:span text:style-name="T3">import </text:span>org.springframework.web.bind.annotation.<text:span text:style-name="T7">PathVariable</text:span>;</text:p>
      <text:p text:style-name="P27"><text:span text:style-name="T3">import </text:span>org.springframework.web.bind.annotation.<text:span text:style-name="T7">RequestMapping</text:span>;</text:p>
      <text:p text:style-name="P27"><text:span text:style-name="T3">import </text:span>org.springframework.web.bind.annotation.<text:span text:style-name="T7">ResponseBody</text:span>;</text:p>
      <text:p text:style-name="P27"><text:span text:style-name="T3">import </text:span>java.util.Map;</text:p>
      <text:p text:style-name="P58"/>
      <text:p text:style-name="P16">@Controller</text:p>
      <text:p text:style-name="P27"><text:span text:style-name="T7">@RequestMapping</text:span>(<text:span text:style-name="T8">"/student"</text:span>)</text:p>
      <text:p text:style-name="P27"><text:span text:style-name="T3">public class </text:span>StudentController {</text:p>
      <text:p text:style-name="P27"><text:s text:c="4"/><text:span text:style-name="T7">@RequestMapping</text:span>(<text:span text:style-name="T8">"/firstnameAndLastname/{firstname}/{lastname}"</text:span>)</text:p>
      <text:p text:style-name="P27"><text:s text:c="4"/><text:span text:style-name="T7">@ResponseBody</text:span></text:p>
      <text:p text:style-name="P27"><text:span text:style-name="T7"><text:s text:c="4"/></text:span>String returnNames(<text:span text:style-name="T7">@PathVariable </text:span>Map&lt;String, String&gt; requestMap) {</text:p>
      <text:p text:style-name="P27"><text:s text:c="8"/><text:span text:style-name="T3">return </text:span><text:span text:style-name="T8">"Firstname: " </text:span>+ requestMap.get(<text:span text:style-name="T8">"firstname"</text:span>) + <text:span text:style-name="T8">" Lastname: " </text:span>+ requestMap.get(<text:span text:style-name="T8">"lastname"</text:span>);</text:p>
      <text:p text:style-name="P27"><text:s text:c="4"/>}</text:p>
      <text:p text:style-name="P59">}</text:p>
      <text:p text:style-name="P59"/>
      <text:p text:style-name="P78">spring-dispatcher-servlet.xml</text:p>
      <text:p text:style-name="P23"><text:span text:style-name="T30">&lt;?</text:span><text:span text:style-name="T18">xml version=</text:span><text:span text:style-name="T9">"1.0" </text:span><text:span text:style-name="T18">encoding=</text:span><text:span text:style-name="T9">"UTF-8"</text:span><text:span text:style-name="T30">?&gt;</text:span></text:p>
      <text:p text:style-name="P35"><text:span text:style-name="T16">&lt;</text:span><text:span text:style-name="T4">beans </text:span><text:span text:style-name="T18">xmlns=</text:span><text:span text:style-name="T9">"http://www.springframework.org/schema/beans"</text:span></text:p>
      <text:p text:style-name="P35"><text:span text:style-name="T15"><text:s text:c="7"/></text:span><text:span text:style-name="T18">xmlns:</text:span><text:span text:style-name="T33">mvc</text:span><text:span text:style-name="T18">=</text:span><text:span text:style-name="T9">"http://www.springframework.org/schema/mvc"</text:span></text:p>
      <text:p text:style-name="P35"><text:span text:style-name="T15"><text:s text:c="7"/></text:span><text:span text:style-name="T18">xmlns:</text:span><text:span text:style-name="T33">xsi</text:span><text:span text:style-name="T18">=</text:span><text:span text:style-name="T9">"http://www.w3.org/2001/XMLSchema-instance"</text:span></text:p>
      <text:p text:style-name="P35"><text:span text:style-name="T15"><text:s text:c="7"/></text:span><text:span text:style-name="T18">xmlns:</text:span><text:span text:style-name="T33">context</text:span><text:span text:style-name="T18">=</text:span><text:span text:style-name="T9">"http://www.springframework.org/schema/context"</text:span></text:p>
      <text:p text:style-name="P35"><text:span text:style-name="T15"><text:s text:c="7"/></text:span><text:span text:style-name="T33">xsi</text:span><text:span text:style-name="T18">:schemaLocation=</text:span><text:span text:style-name="T9">"http://www.springframework.org/schema/beans</text:span></text:p>
      <text:p text:style-name="P53"><text:s text:c="7"/><text:span text:style-name="T45">http://www.springframework.org/schema/beans/spring-beans.xsd</text:span></text:p>
      <text:p text:style-name="P53"><text:s text:c="8"/><text:span text:style-name="T45">http://www.springframework.org/schema/mvc</text:span></text:p>
      <text:p text:style-name="P53"><text:s text:c="8"/><text:span text:style-name="T45">http://www.springframework.org/schema/mvc/spring-mvc.xsd</text:span></text:p>
      <text:p text:style-name="P53"><text:s text:c="8"/><text:span text:style-name="T45">http://www.springframework.org/schema/context</text:span></text:p>
      <text:p text:style-name="P35"><text:span text:style-name="T15"><text:s text:c="8"/></text:span><text:span text:style-name="T9">http://www.springframework.org/schema/context/spring-context.xsd"</text:span><text:span text:style-name="T16">&gt;</text:span></text:p>
      <text:p text:style-name="P35"><text:s text:c="4"/><text:span text:style-name="T16">&lt;</text:span><text:span text:style-name="T33">mvc</text:span><text:span text:style-name="T4">:annotation-driven</text:span><text:span text:style-name="T16">/&gt;</text:span></text:p>
      <text:p text:style-name="P35"><text:s text:c="4"/><text:span text:style-name="T16">&lt;</text:span><text:span text:style-name="T33">mvc</text:span><text:span text:style-name="T4">:default-servlet-handler</text:span><text:span text:style-name="T16">/&gt;</text:span></text:p>
      <text:p text:style-name="P35"><text:s text:c="4"/></text:p>
      <text:p text:style-name="P35"><text:span text:style-name="T36"><text:s text:c="4"/></text:span><text:span text:style-name="T16">&lt;</text:span><text:span text:style-name="T33">context</text:span><text:span text:style-name="T4">:component-scan </text:span><text:span text:style-name="T18">base-package=</text:span><text:span text:style-name="T9">"com.spring.controller"</text:span><text:span text:style-name="T16">/&gt;</text:span></text:p>
      <text:p text:style-name="P35"><text:s text:c="4"/><text:span text:style-name="T16">&lt;</text:span><text:span text:style-name="T4">bean </text:span><text:span text:style-name="T18">id=</text:span><text:span text:style-name="T9">"viewResolver"</text:span></text:p>
      <text:p text:style-name="P35"><text:soft-page-break/><text:span text:style-name="T15"><text:s text:c="10"/></text:span><text:span text:style-name="T18">class=</text:span><text:span text:style-name="T9">"org.springframework.web.servlet.view.InternalResourceViewResolver"</text:span><text:span text:style-name="T16">&gt;</text:span></text:p>
      <text:p text:style-name="P35"><text:s text:c="8"/><text:span text:style-name="T16">&lt;</text:span><text:span text:style-name="T4">property </text:span><text:span text:style-name="T18">name=</text:span><text:span text:style-name="T9">"prefix"</text:span><text:span text:style-name="T16">&gt;</text:span></text:p>
      <text:p text:style-name="P35"><text:s text:c="12"/><text:span text:style-name="T16">&lt;</text:span><text:span text:style-name="T4">value</text:span><text:span text:style-name="T16">&gt;</text:span>/WEB-INF/<text:span text:style-name="T16">&lt;/</text:span><text:span text:style-name="T4">value</text:span><text:span text:style-name="T16">&gt;</text:span></text:p>
      <text:p text:style-name="P35"><text:s text:c="8"/><text:span text:style-name="T16">&lt;/</text:span><text:span text:style-name="T4">property</text:span><text:span text:style-name="T16">&gt;</text:span></text:p>
      <text:p text:style-name="P35"><text:s text:c="8"/><text:span text:style-name="T16">&lt;</text:span><text:span text:style-name="T4">property </text:span><text:span text:style-name="T18">name=</text:span><text:span text:style-name="T9">"suffix"</text:span><text:span text:style-name="T16">&gt;</text:span></text:p>
      <text:p text:style-name="P35"><text:s text:c="12"/><text:span text:style-name="T16">&lt;</text:span><text:span text:style-name="T4">value</text:span><text:span text:style-name="T16">&gt;</text:span>.jsp<text:span text:style-name="T16">&lt;/</text:span><text:span text:style-name="T4">value</text:span><text:span text:style-name="T16">&gt;</text:span></text:p>
      <text:p text:style-name="P35"><text:s text:c="8"/><text:span text:style-name="T16">&lt;/</text:span><text:span text:style-name="T4">property</text:span><text:span text:style-name="T16">&gt;</text:span></text:p>
      <text:p text:style-name="P35"><text:s text:c="4"/><text:span text:style-name="T16">&lt;/</text:span><text:span text:style-name="T4">bean</text:span><text:span text:style-name="T16">&gt;</text:span></text:p>
      <text:p text:style-name="P88"><text:span text:style-name="T16">&lt;/</text:span><text:span text:style-name="T4">beans</text:span><text:span text:style-name="T16">&gt;</text:span></text:p>
      <text:p text:style-name="P99"/>
      <text:p text:style-name="P99"/>
      <text:p text:style-name="P99"/>
      <text:p text:style-name="P99"/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pan text:style-name="T26"/></text:p>
      <text:p text:style-name="P102"><text:soft-page-break/><text:span text:style-name="T26">Q8. </text:span>Use @RequestParam annotation to access the firstname and lastname in formData action of StudentController.</text:p>
      <text:p text:style-name="P13">StudentController</text:p>
      <text:p text:style-name="P66"><text:span text:style-name="T3">package </text:span>com.spring.controller;</text:p>
      <text:p text:style-name="P27"><text:span text:style-name="T3">import </text:span>org.springframework.stereotype.<text:span text:style-name="T7">Controller</text:span>;</text:p>
      <text:p text:style-name="P27"><text:span text:style-name="T3">import </text:span>org.springframework.web.bind.annotation.<text:span text:style-name="T7">RequestMapping</text:span>;</text:p>
      <text:p text:style-name="P27"><text:span text:style-name="T3">import </text:span>org.springframework.web.bind.annotation.RequestMethod;</text:p>
      <text:p text:style-name="P27"><text:span text:style-name="T3">import </text:span>org.springframework.web.bind.annotation.<text:span text:style-name="T7">RequestParam</text:span>;</text:p>
      <text:p text:style-name="P27"><text:span text:style-name="T3">import </text:span>org.springframework.web.bind.annotation.<text:span text:style-name="T7">ResponseBody</text:span>;</text:p>
      <text:p text:style-name="P27"><text:span text:style-name="T3">import </text:span>org.springframework.web.servlet.ModelAndView;</text:p>
      <text:p text:style-name="P58"/>
      <text:p text:style-name="P16">@Controller</text:p>
      <text:p text:style-name="P27"><text:span text:style-name="T7">@RequestMapping</text:span>(<text:span text:style-name="T8">"/student"</text:span>)</text:p>
      <text:p text:style-name="P27"><text:span text:style-name="T3">public class </text:span>StudentController {</text:p>
      <text:p text:style-name="P27"><text:s text:c="4"/><text:span text:style-name="T7">@RequestMapping</text:span>(value = <text:span text:style-name="T8">"/index.html"</text:span>, method = RequestMethod.<text:span text:style-name="T34">GET</text:span>)</text:p>
      <text:p text:style-name="P27"><text:s text:c="4"/>ModelAndView index() {</text:p>
      <text:p text:style-name="P27"><text:s text:c="8"/>ModelAndView modelAndView = <text:span text:style-name="T3">new </text:span>ModelAndView(<text:span text:style-name="T8">"index</text:span><text:span text:style-name="T12">Form</text:span><text:span text:style-name="T8">"</text:span>);</text:p>
      <text:p text:style-name="P27"><text:s text:c="8"/><text:span text:style-name="T3">return </text:span>modelAndView;</text:p>
      <text:p text:style-name="P27"><text:s text:c="4"/>}</text:p>
      <text:p text:style-name="P27"><text:s text:c="4"/><text:span text:style-name="T7">@RequestMapping</text:span>(value = <text:span text:style-name="T8">"/submitForm.html"</text:span>, method = RequestMethod.<text:span text:style-name="T34">POST</text:span>)</text:p>
      <text:p text:style-name="P27"><text:s text:c="4"/><text:span text:style-name="T7">@ResponseBody</text:span></text:p>
      <text:p text:style-name="P27"><text:span text:style-name="T7"><text:s text:c="4"/></text:span>String submitForm(<text:span text:style-name="T7">@RequestParam</text:span>(<text:span text:style-name="T8">"firstname"</text:span>) String username,</text:p>
      <text:p text:style-name="P27"><text:s text:c="22"/><text:span text:style-name="T7">@RequestParam</text:span>(<text:span text:style-name="T8">"lastname"</text:span>) String password) {</text:p>
      <text:p text:style-name="P27"><text:s text:c="8"/><text:span text:style-name="T3">return </text:span><text:span text:style-name="T8">"Firstname: " </text:span>+ username + <text:span text:style-name="T8">" Lastname: " </text:span>+ password;</text:p>
      <text:p text:style-name="P27"><text:s text:c="4"/>}</text:p>
      <text:p text:style-name="P59">}</text:p>
      <text:p text:style-name="P79">spring-dispatcher-servlet.xml</text:p>
      <text:p text:style-name="P24"><text:span text:style-name="T30">&lt;?</text:span><text:span text:style-name="T18">xml version=</text:span><text:span text:style-name="T9">"1.0" </text:span><text:span text:style-name="T18">encoding=</text:span><text:span text:style-name="T9">"UTF-8"</text:span><text:span text:style-name="T30">?&gt;</text:span></text:p>
      <text:p text:style-name="P36"><text:span text:style-name="T16">&lt;</text:span><text:span text:style-name="T4">beans </text:span><text:span text:style-name="T18">xmlns=</text:span><text:span text:style-name="T9">"http://www.springframework.org/schema/beans"</text:span></text:p>
      <text:p text:style-name="P36"><text:span text:style-name="T15"><text:s text:c="7"/></text:span><text:span text:style-name="T18">xmlns:</text:span><text:span text:style-name="T33">mvc</text:span><text:span text:style-name="T18">=</text:span><text:span text:style-name="T9">"http://www.springframework.org/schema/mvc"</text:span></text:p>
      <text:p text:style-name="P36"><text:span text:style-name="T15"><text:s text:c="7"/></text:span><text:span text:style-name="T18">xmlns:</text:span><text:span text:style-name="T33">xsi</text:span><text:span text:style-name="T18">=</text:span><text:span text:style-name="T9">"http://www.w3.org/2001/XMLSchema-instance"</text:span></text:p>
      <text:p text:style-name="P36"><text:span text:style-name="T15"><text:s text:c="7"/></text:span><text:span text:style-name="T18">xmlns:</text:span><text:span text:style-name="T33">context</text:span><text:span text:style-name="T18">=</text:span><text:span text:style-name="T9">"http://www.springframework.org/schema/context"</text:span></text:p>
      <text:p text:style-name="P36"><text:span text:style-name="T15"><text:s text:c="7"/></text:span><text:span text:style-name="T33">xsi</text:span><text:span text:style-name="T18">:schemaLocation=</text:span><text:span text:style-name="T9">"http://www.springframework.org/schema/beans</text:span></text:p>
      <text:p text:style-name="P54"><text:s text:c="7"/><text:span text:style-name="T45">http://www.springframework.org/schema/beans/spring-beans.xsd</text:span></text:p>
      <text:p text:style-name="P54"><text:s text:c="8"/><text:span text:style-name="T45">http://www.springframework.org/schema/mvc</text:span></text:p>
      <text:p text:style-name="P54"><text:s text:c="8"/><text:span text:style-name="T45">http://www.springframework.org/schema/mvc/spring-mvc.xsd</text:span></text:p>
      <text:p text:style-name="P54"><text:s text:c="8"/><text:span text:style-name="T45">http://www.springframework.org/schema/context</text:span></text:p>
      <text:p text:style-name="P36"><text:span text:style-name="T15"><text:s text:c="8"/></text:span><text:span text:style-name="T9">http://www.springframework.org/schema/context/spring-context.xsd"</text:span><text:span text:style-name="T16">&gt;</text:span></text:p>
      <text:p text:style-name="P36"><text:s text:c="4"/><text:span text:style-name="T16">&lt;</text:span><text:span text:style-name="T33">mvc</text:span><text:span text:style-name="T4">:annotation-driven</text:span><text:span text:style-name="T16">/&gt;</text:span></text:p>
      <text:p text:style-name="P36"><text:s text:c="4"/><text:span text:style-name="T16">&lt;</text:span><text:span text:style-name="T33">mvc</text:span><text:span text:style-name="T4">:default-servlet-handler</text:span><text:span text:style-name="T16">/&gt;</text:span></text:p>
      <text:p text:style-name="P36"><text:s text:c="4"/></text:p>
      <text:p text:style-name="P36"><text:soft-page-break/><text:span text:style-name="T36"><text:s text:c="4"/></text:span><text:span text:style-name="T16">&lt;</text:span><text:span text:style-name="T33">context</text:span><text:span text:style-name="T4">:component-scan </text:span><text:span text:style-name="T18">base-package=</text:span><text:span text:style-name="T9">"com.spring.controller"</text:span><text:span text:style-name="T16">/&gt;</text:span></text:p>
      <text:p text:style-name="P36"><text:s text:c="4"/><text:span text:style-name="T16">&lt;</text:span><text:span text:style-name="T4">bean </text:span><text:span text:style-name="T18">id=</text:span><text:span text:style-name="T9">"viewResolver"</text:span></text:p>
      <text:p text:style-name="P36"><text:span text:style-name="T15"><text:s text:c="10"/></text:span><text:span text:style-name="T18">class=</text:span><text:span text:style-name="T9">"org.springframework.web.servlet.view.InternalResourceViewResolver"</text:span><text:span text:style-name="T16">&gt;</text:span></text:p>
      <text:p text:style-name="P36"><text:s text:c="8"/><text:span text:style-name="T16">&lt;</text:span><text:span text:style-name="T4">property </text:span><text:span text:style-name="T18">name=</text:span><text:span text:style-name="T9">"prefix"</text:span><text:span text:style-name="T16">&gt;</text:span></text:p>
      <text:p text:style-name="P36"><text:s text:c="12"/><text:span text:style-name="T16">&lt;</text:span><text:span text:style-name="T4">value</text:span><text:span text:style-name="T16">&gt;</text:span>/WEB-INF/<text:span text:style-name="T16">&lt;/</text:span><text:span text:style-name="T4">value</text:span><text:span text:style-name="T16">&gt;</text:span></text:p>
      <text:p text:style-name="P36"><text:s text:c="8"/><text:span text:style-name="T16">&lt;/</text:span><text:span text:style-name="T4">property</text:span><text:span text:style-name="T16">&gt;</text:span></text:p>
      <text:p text:style-name="P36"><text:s text:c="8"/><text:span text:style-name="T16">&lt;</text:span><text:span text:style-name="T4">property </text:span><text:span text:style-name="T18">name=</text:span><text:span text:style-name="T9">"suffix"</text:span><text:span text:style-name="T16">&gt;</text:span></text:p>
      <text:p text:style-name="P36"><text:s text:c="12"/><text:span text:style-name="T16">&lt;</text:span><text:span text:style-name="T4">value</text:span><text:span text:style-name="T16">&gt;</text:span>.jsp<text:span text:style-name="T16">&lt;/</text:span><text:span text:style-name="T4">value</text:span><text:span text:style-name="T16">&gt;</text:span></text:p>
      <text:p text:style-name="P36"><text:s text:c="8"/><text:span text:style-name="T16">&lt;/</text:span><text:span text:style-name="T4">property</text:span><text:span text:style-name="T16">&gt;</text:span></text:p>
      <text:p text:style-name="P36"><text:s text:c="4"/><text:span text:style-name="T16">&lt;/</text:span><text:span text:style-name="T4">bean</text:span><text:span text:style-name="T16">&gt;</text:span></text:p>
      <text:p text:style-name="P89"><text:span text:style-name="T16">&lt;/</text:span><text:span text:style-name="T4">beans</text:span><text:span text:style-name="T16">&gt;</text:span></text:p>
      <text:p text:style-name="P82"/>
      <text:p text:style-name="P82"/>
      <text:p text:style-name="P82"/>
      <text:p text:style-name="P83">indexForm</text:p>
      <text:p text:style-name="P90"><text:span text:style-name="T35">&lt;%@ </text:span><text:span text:style-name="T6">page </text:span><text:span text:style-name="T20">contentType</text:span><text:span text:style-name="T35">="</text:span><text:span text:style-name="T11">text/html;charset=UTF-8</text:span><text:span text:style-name="T35">" </text:span><text:span text:style-name="T20">language</text:span><text:span text:style-name="T35">="</text:span><text:span text:style-name="T11">java</text:span><text:span text:style-name="T35">" %&gt;</text:span></text:p>
      <text:p text:style-name="P27"><text:span text:style-name="T16">&lt;</text:span><text:span text:style-name="T4">html</text:span><text:span text:style-name="T16">&gt;</text:span></text:p>
      <text:p text:style-name="P27"><text:span text:style-name="T16">&lt;</text:span><text:span text:style-name="T4">head</text:span><text:span text:style-name="T16">&gt;</text:span></text:p>
      <text:p text:style-name="P27"><text:s text:c="4"/><text:span text:style-name="T16">&lt;</text:span><text:span text:style-name="T4">title</text:span><text:span text:style-name="T16">&gt;</text:span>Title<text:span text:style-name="T16">&lt;/</text:span><text:span text:style-name="T4">title</text:span><text:span text:style-name="T16">&gt;</text:span></text:p>
      <text:p text:style-name="P27"><text:span text:style-name="T16">&lt;/</text:span><text:span text:style-name="T4">head</text:span><text:span text:style-name="T16">&gt;</text:span></text:p>
      <text:p text:style-name="P27"><text:span text:style-name="T16">&lt;</text:span><text:span text:style-name="T4">body</text:span><text:span text:style-name="T16">&gt;</text:span></text:p>
      <text:p text:style-name="P27"><text:span text:style-name="T16">&lt;</text:span><text:span text:style-name="T4">form </text:span><text:span text:style-name="T18">method=</text:span><text:span text:style-name="T9">"post" </text:span><text:span text:style-name="T18">action=</text:span><text:span text:style-name="T9">"/student/submitForm.html"</text:span><text:span text:style-name="T16">&gt;</text:span></text:p>
      <text:p text:style-name="P27"><text:s text:c="4"/><text:span text:style-name="T16">&lt;</text:span><text:span text:style-name="T4">label</text:span><text:span text:style-name="T16">&gt;</text:span>Firstname<text:span text:style-name="T16">&lt;/</text:span><text:span text:style-name="T4">label</text:span><text:span text:style-name="T16">&gt;</text:span></text:p>
      <text:p text:style-name="P27"><text:s text:c="4"/><text:span text:style-name="T16">&lt;</text:span><text:span text:style-name="T4">input </text:span><text:span text:style-name="T18">name=</text:span><text:span text:style-name="T9">"firstname" </text:span><text:span text:style-name="T18">type=</text:span><text:span text:style-name="T9">"text"</text:span><text:span text:style-name="T16">&gt;</text:span></text:p>
      <text:p text:style-name="P27"><text:s text:c="4"/><text:span text:style-name="T16">&lt;</text:span><text:span text:style-name="T4">br</text:span><text:span text:style-name="T16">&gt;</text:span></text:p>
      <text:p text:style-name="P27"><text:s text:c="4"/><text:span text:style-name="T16">&lt;</text:span><text:span text:style-name="T4">br</text:span><text:span text:style-name="T16">&gt;</text:span></text:p>
      <text:p text:style-name="P27"><text:s text:c="4"/><text:span text:style-name="T16">&lt;</text:span><text:span text:style-name="T4">label</text:span><text:span text:style-name="T16">&gt;</text:span>Lastname<text:span text:style-name="T16">&lt;/</text:span><text:span text:style-name="T4">label</text:span><text:span text:style-name="T16">&gt;</text:span></text:p>
      <text:p text:style-name="P27"><text:s text:c="4"/><text:span text:style-name="T16">&lt;</text:span><text:span text:style-name="T4">input </text:span><text:span text:style-name="T18">name=</text:span><text:span text:style-name="T9">"lastname" </text:span><text:span text:style-name="T18">type=</text:span><text:span text:style-name="T9">"text"</text:span><text:span text:style-name="T16">&gt;</text:span></text:p>
      <text:p text:style-name="P27"><text:s text:c="4"/><text:span text:style-name="T16">&lt;</text:span><text:span text:style-name="T4">br</text:span><text:span text:style-name="T16">&gt;</text:span></text:p>
      <text:p text:style-name="P27"><text:s text:c="4"/><text:span text:style-name="T16">&lt;</text:span><text:span text:style-name="T4">br</text:span><text:span text:style-name="T16">&gt;</text:span></text:p>
      <text:p text:style-name="P27"><text:s text:c="4"/><text:span text:style-name="T16">&lt;</text:span><text:span text:style-name="T4">input </text:span><text:span text:style-name="T18">type=</text:span><text:span text:style-name="T9">"submit"</text:span><text:span text:style-name="T16">&gt;</text:span></text:p>
      <text:p text:style-name="P27"><text:span text:style-name="T16">&lt;/</text:span><text:span text:style-name="T4">form</text:span><text:span text:style-name="T16">&gt;</text:span></text:p>
      <text:p text:style-name="P27"><text:span text:style-name="T16">&lt;/</text:span><text:span text:style-name="T4">body</text:span><text:span text:style-name="T16">&gt;</text:span></text:p>
      <text:p text:style-name="P59"><text:span text:style-name="T16">&lt;/</text:span><text:span text:style-name="T4">html</text:span><text:span text:style-name="T16">&gt;</text:span></text:p>
      <text:p text:style-name="P83"/>
      <text:p text:style-name="P83"/>
      <text:p text:style-name="P83"/>
      <text:p text:style-name="P83"/>
      <text:p text:style-name="P83"/>
      <text:p text:style-name="P100"><text:soft-page-break/><text:span text:style-name="T23">Q9. </text:span>Create a StudentCO and bind firstname and lastname with instance variable of StudentCO.</text:p>
      <text:p text:style-name="P95">StudentCO.java</text:p>
      <text:p text:style-name="P67"><text:span text:style-name="T38">package </text:span><text:span text:style-name="T40">com.spring.controller;</text:span></text:p>
      <text:p text:style-name="P37"><text:span text:style-name="T3">public class </text:span>StudentCO {</text:p>
      <text:p text:style-name="P37"><text:s text:c="4"/><text:bookmark-start text:name="__DdeLink__5412_2412388880"/><text:span text:style-name="T3">private </text:span>String <text:span text:style-name="T32">firstname</text:span>;</text:p>
      <text:p text:style-name="P37"><text:s text:c="4"/><text:span text:style-name="T3">private </text:span>String <text:span text:style-name="T32">lastname</text:span>;</text:p>
      <text:p text:style-name="P37"><text:s text:c="4"/><text:span text:style-name="T3">public </text:span>String getFirstname() {</text:p>
      <text:p text:style-name="P37"><text:s text:c="8"/><text:span text:style-name="T3">return </text:span><text:span text:style-name="T32">firstname</text:span>;</text:p>
      <text:p text:style-name="P37"><text:s text:c="4"/>}</text:p>
      <text:p text:style-name="P37"><text:s text:c="4"/><text:span text:style-name="T3">public void </text:span>setFirstname(String firstname) {</text:p>
      <text:p text:style-name="P37"><text:s text:c="8"/><text:span text:style-name="T3">this</text:span>.<text:span text:style-name="T32">firstname </text:span>= firstname;</text:p>
      <text:p text:style-name="P37"><text:s text:c="4"/>}</text:p>
      <text:p text:style-name="P37"><text:s text:c="4"/><text:span text:style-name="T3">public </text:span>String getLastname() {</text:p>
      <text:p text:style-name="P37"><text:s text:c="8"/><text:span text:style-name="T3">return </text:span><text:span text:style-name="T32">lastname</text:span>;</text:p>
      <text:p text:style-name="P37"><text:s text:c="4"/>}</text:p>
      <text:p text:style-name="P37"><text:s text:c="4"/><text:span text:style-name="T3">public void </text:span>setLastname(String lastname) {</text:p>
      <text:p text:style-name="P37"><text:s text:c="8"/><text:span text:style-name="T3">this</text:span>.<text:span text:style-name="T32">lastname </text:span>= lastname;</text:p>
      <text:p text:style-name="P37"><text:s text:c="4"/>}<text:bookmark-end text:name="__DdeLink__5412_2412388880"/></text:p>
      <text:p text:style-name="P69">}</text:p>
      <text:p text:style-name="P95">StudentController.java</text:p>
      <text:p text:style-name="P67"><text:span text:style-name="T38">package </text:span><text:span text:style-name="T40">com.spring.controller;</text:span></text:p>
      <text:p text:style-name="P37"><text:span text:style-name="T3">import </text:span>com.spring.mvc.demo.StudentCO;</text:p>
      <text:p text:style-name="P37"><text:span text:style-name="T3">import </text:span>org.springframework.stereotype.<text:span text:style-name="T7">Controller</text:span>;</text:p>
      <text:p text:style-name="P37"><text:span text:style-name="T3">import </text:span>org.springframework.web.bind.annotation.*;</text:p>
      <text:p text:style-name="P37"><text:span text:style-name="T3">import </text:span>org.springframework.web.servlet.ModelAndView;</text:p>
      <text:p text:style-name="P17"><text:bookmark-start text:name="__DdeLink__5414_2412388880"/>@Controller</text:p>
      <text:p text:style-name="P37"><text:span text:style-name="T7">@RequestMapping</text:span>(<text:span text:style-name="T8">"/student"</text:span>)</text:p>
      <text:p text:style-name="P37"><text:span text:style-name="T3">public class </text:span>StudentController {</text:p>
      <text:p text:style-name="P37"><text:s text:c="4"/><text:span text:style-name="T7">@RequestMapping</text:span>(value = <text:span text:style-name="T8">"/index.html"</text:span>, method = RequestMethod.<text:span text:style-name="T34">GET</text:span>)</text:p>
      <text:p text:style-name="P37"><text:s text:c="4"/>ModelAndView index() {</text:p>
      <text:p text:style-name="P37"><text:s text:c="8"/>ModelAndView modelAndView = <text:span text:style-name="T3">new </text:span>ModelAndView(<text:span text:style-name="T8">"index</text:span><text:span text:style-name="T13">Form</text:span><text:span text:style-name="T8">"</text:span>);</text:p>
      <text:p text:style-name="P37"><text:s text:c="8"/><text:span text:style-name="T3">return </text:span>modelAndView;</text:p>
      <text:p text:style-name="P37"><text:s text:c="4"/>}</text:p>
      <text:p text:style-name="P37"><text:s text:c="4"/><text:span text:style-name="T7">@RequestMapping</text:span>(value = <text:span text:style-name="T8">"/submitForm.html"</text:span>, method = RequestMethod.<text:span text:style-name="T34">POST</text:span>)</text:p>
      <text:p text:style-name="P37"><text:s text:c="4"/><text:span text:style-name="T7">@ResponseBody</text:span></text:p>
      <text:p text:style-name="P37"><text:span text:style-name="T7"><text:s text:c="4"/></text:span>String submitForm(StudentCO studentCO) {</text:p>
      <text:p text:style-name="P37"><text:s text:c="8"/><text:span text:style-name="T3">return </text:span><text:span text:style-name="T8">"Firstname: " </text:span>+ studentCO.getFirstname() + <text:span text:style-name="T8">" &lt;br&gt;Lastname: " </text:span>+ studentCO.getLastname();</text:p>
      <text:p text:style-name="P37"><text:s text:c="4"/>}</text:p>
      <text:p text:style-name="P85">}<text:bookmark-end text:name="__DdeLink__5414_2412388880"/></text:p>
      <text:p text:style-name="P85"/>
      <text:p text:style-name="P85"/>
      <text:p text:style-name="P80"><text:soft-page-break/>spring-dispatcher-servlet.xml</text:p>
      <text:p text:style-name="P25"><text:span text:style-name="T30">&lt;?</text:span><text:span text:style-name="T18">xml version=</text:span><text:span text:style-name="T9">"1.0" </text:span><text:span text:style-name="T18">encoding=</text:span><text:span text:style-name="T9">"UTF-8"</text:span><text:span text:style-name="T30">?&gt;</text:span></text:p>
      <text:p text:style-name="P38"><text:span text:style-name="T16">&lt;</text:span><text:span text:style-name="T4">beans </text:span><text:span text:style-name="T18">xmlns=</text:span><text:span text:style-name="T9">"http://www.springframework.org/schema/beans"</text:span></text:p>
      <text:p text:style-name="P38"><text:span text:style-name="T15"><text:s text:c="7"/></text:span><text:span text:style-name="T18">xmlns:</text:span><text:span text:style-name="T33">mvc</text:span><text:span text:style-name="T18">=</text:span><text:span text:style-name="T9">"http://www.springframework.org/schema/mvc"</text:span></text:p>
      <text:p text:style-name="P38"><text:span text:style-name="T15"><text:s text:c="7"/></text:span><text:span text:style-name="T18">xmlns:</text:span><text:span text:style-name="T33">xsi</text:span><text:span text:style-name="T18">=</text:span><text:span text:style-name="T9">"http://www.w3.org/2001/XMLSchema-instance"</text:span></text:p>
      <text:p text:style-name="P38"><text:span text:style-name="T15"><text:s text:c="7"/></text:span><text:span text:style-name="T18">xmlns:</text:span><text:span text:style-name="T33">context</text:span><text:span text:style-name="T18">=</text:span><text:span text:style-name="T9">"http://www.springframework.org/schema/context"</text:span></text:p>
      <text:p text:style-name="P38"><text:span text:style-name="T15"><text:s text:c="7"/></text:span><text:span text:style-name="T33">xsi</text:span><text:span text:style-name="T18">:schemaLocation=</text:span><text:span text:style-name="T9">"http://www.springframework.org/schema/beans</text:span></text:p>
      <text:p text:style-name="P55"><text:s text:c="7"/><text:span text:style-name="T45">http://www.springframework.org/schema/beans/spring-beans.xsd</text:span></text:p>
      <text:p text:style-name="P55"><text:s text:c="8"/><text:span text:style-name="T45">http://www.springframework.org/schema/mvc</text:span></text:p>
      <text:p text:style-name="P55"><text:s text:c="8"/><text:span text:style-name="T45">http://www.springframework.org/schema/mvc/spring-mvc.xsd</text:span></text:p>
      <text:p text:style-name="P55"><text:s text:c="8"/><text:span text:style-name="T45">http://www.springframework.org/schema/context</text:span></text:p>
      <text:p text:style-name="P38"><text:span text:style-name="T15"><text:s text:c="8"/></text:span><text:span text:style-name="T9">http://www.springframework.org/schema/context/spring-context.xsd"</text:span><text:span text:style-name="T16">&gt;</text:span></text:p>
      <text:p text:style-name="P38"><text:s text:c="4"/><text:span text:style-name="T16">&lt;</text:span><text:span text:style-name="T33">mvc</text:span><text:span text:style-name="T4">:annotation-driven</text:span><text:span text:style-name="T16">/&gt;</text:span></text:p>
      <text:p text:style-name="P38"><text:s text:c="4"/><text:span text:style-name="T16">&lt;</text:span><text:span text:style-name="T33">mvc</text:span><text:span text:style-name="T4">:default-servlet-handler</text:span><text:span text:style-name="T16">/&gt;</text:span></text:p>
      <text:p text:style-name="P38"><text:s text:c="4"/></text:p>
      <text:p text:style-name="P38"><text:span text:style-name="T36"><text:s text:c="4"/></text:span><text:span text:style-name="T16">&lt;</text:span><text:span text:style-name="T33">context</text:span><text:span text:style-name="T4">:component-scan </text:span><text:span text:style-name="T18">base-package=</text:span><text:span text:style-name="T9">"com.spring.controller"</text:span><text:span text:style-name="T16">/&gt;</text:span></text:p>
      <text:p text:style-name="P38"><text:s text:c="4"/><text:span text:style-name="T16">&lt;</text:span><text:span text:style-name="T4">bean </text:span><text:span text:style-name="T18">id=</text:span><text:span text:style-name="T9">"viewResolver"</text:span></text:p>
      <text:p text:style-name="P38"><text:span text:style-name="T15"><text:s text:c="10"/></text:span><text:span text:style-name="T18">class=</text:span><text:span text:style-name="T9">"org.springframework.web.servlet.view.InternalResourceViewResolver"</text:span><text:span text:style-name="T16">&gt;</text:span></text:p>
      <text:p text:style-name="P38"><text:s text:c="8"/><text:span text:style-name="T16">&lt;</text:span><text:span text:style-name="T4">property </text:span><text:span text:style-name="T18">name=</text:span><text:span text:style-name="T9">"prefix"</text:span><text:span text:style-name="T16">&gt;</text:span></text:p>
      <text:p text:style-name="P38"><text:s text:c="12"/><text:span text:style-name="T16">&lt;</text:span><text:span text:style-name="T4">value</text:span><text:span text:style-name="T16">&gt;</text:span>/WEB-INF/<text:span text:style-name="T16">&lt;/</text:span><text:span text:style-name="T4">value</text:span><text:span text:style-name="T16">&gt;</text:span></text:p>
      <text:p text:style-name="P38"><text:s text:c="8"/><text:span text:style-name="T16">&lt;/</text:span><text:span text:style-name="T4">property</text:span><text:span text:style-name="T16">&gt;</text:span></text:p>
      <text:p text:style-name="P38"><text:s text:c="8"/><text:span text:style-name="T16">&lt;</text:span><text:span text:style-name="T4">property </text:span><text:span text:style-name="T18">name=</text:span><text:span text:style-name="T9">"suffix"</text:span><text:span text:style-name="T16">&gt;</text:span></text:p>
      <text:p text:style-name="P38"><text:s text:c="12"/><text:span text:style-name="T16">&lt;</text:span><text:span text:style-name="T4">value</text:span><text:span text:style-name="T16">&gt;</text:span>.jsp<text:span text:style-name="T16">&lt;/</text:span><text:span text:style-name="T4">value</text:span><text:span text:style-name="T16">&gt;</text:span></text:p>
      <text:p text:style-name="P38"><text:s text:c="8"/><text:span text:style-name="T16">&lt;/</text:span><text:span text:style-name="T4">property</text:span><text:span text:style-name="T16">&gt;</text:span></text:p>
      <text:p text:style-name="P38"><text:s text:c="4"/><text:span text:style-name="T16">&lt;/</text:span><text:span text:style-name="T4">bean</text:span><text:span text:style-name="T16">&gt;</text:span></text:p>
      <text:p text:style-name="P92"><text:span text:style-name="T17">&lt;/</text:span><text:span text:style-name="T5">beans</text:span><text:span text:style-name="T17">&gt;</text:span></text:p>
      <text:p text:style-name="P85"/>
      <text:p text:style-name="P84">indexForm</text:p>
      <text:p text:style-name="P91"><text:span text:style-name="T35">&lt;%@ </text:span><text:span text:style-name="T6">page </text:span><text:span text:style-name="T20">contentType</text:span><text:span text:style-name="T35">="</text:span><text:span text:style-name="T11">text/html;charset=UTF-8</text:span><text:span text:style-name="T35">" </text:span><text:span text:style-name="T20">language</text:span><text:span text:style-name="T35">="</text:span><text:span text:style-name="T11">java</text:span><text:span text:style-name="T35">" %&gt;</text:span></text:p>
      <text:p text:style-name="P39"><text:span text:style-name="T16">&lt;</text:span><text:span text:style-name="T4">html</text:span><text:span text:style-name="T16">&gt;</text:span></text:p>
      <text:p text:style-name="P39"><text:span text:style-name="T16">&lt;</text:span><text:span text:style-name="T4">head</text:span><text:span text:style-name="T16">&gt;</text:span></text:p>
      <text:p text:style-name="P39"><text:s text:c="4"/><text:span text:style-name="T16">&lt;</text:span><text:span text:style-name="T4">title</text:span><text:span text:style-name="T16">&gt;</text:span>Title<text:span text:style-name="T16">&lt;/</text:span><text:span text:style-name="T4">title</text:span><text:span text:style-name="T16">&gt;</text:span></text:p>
      <text:p text:style-name="P39"><text:span text:style-name="T16">&lt;/</text:span><text:span text:style-name="T4">head</text:span><text:span text:style-name="T16">&gt;</text:span></text:p>
      <text:p text:style-name="P39"><text:span text:style-name="T16">&lt;</text:span><text:span text:style-name="T4">body</text:span><text:span text:style-name="T16">&gt;</text:span></text:p>
      <text:p text:style-name="P39"><text:span text:style-name="T16">&lt;</text:span><text:span text:style-name="T4">form </text:span><text:span text:style-name="T18">method=</text:span><text:span text:style-name="T9">"post" </text:span><text:span text:style-name="T18">action=</text:span><text:span text:style-name="T9">"/student/submitForm.html"</text:span><text:span text:style-name="T16">&gt;</text:span></text:p>
      <text:p text:style-name="P39"><text:s text:c="4"/><text:span text:style-name="T16">&lt;</text:span><text:span text:style-name="T4">label</text:span><text:span text:style-name="T16">&gt;</text:span>Firstname<text:span text:style-name="T16">&lt;/</text:span><text:span text:style-name="T4">label</text:span><text:span text:style-name="T16">&gt;</text:span></text:p>
      <text:p text:style-name="P39"><text:s text:c="4"/><text:span text:style-name="T16">&lt;</text:span><text:span text:style-name="T4">input </text:span><text:span text:style-name="T18">name=</text:span><text:span text:style-name="T9">"firstname" </text:span><text:span text:style-name="T18">type=</text:span><text:span text:style-name="T9">"text"</text:span><text:span text:style-name="T16">&gt;</text:span></text:p>
      <text:p text:style-name="P39"><text:s text:c="4"/><text:span text:style-name="T16">&lt;</text:span><text:span text:style-name="T4">br</text:span><text:span text:style-name="T16">&gt;</text:span></text:p>
      <text:p text:style-name="P39"><text:s text:c="4"/><text:span text:style-name="T16">&lt;</text:span><text:span text:style-name="T4">br</text:span><text:span text:style-name="T16">&gt;</text:span></text:p>
      <text:p text:style-name="P39"><text:s text:c="4"/><text:span text:style-name="T16">&lt;</text:span><text:span text:style-name="T4">label</text:span><text:span text:style-name="T16">&gt;</text:span>Lastname<text:span text:style-name="T16">&lt;/</text:span><text:span text:style-name="T4">label</text:span><text:span text:style-name="T16">&gt;</text:span></text:p>
      <text:p text:style-name="P39"><text:s text:c="4"/><text:span text:style-name="T16">&lt;</text:span><text:span text:style-name="T4">input </text:span><text:span text:style-name="T18">name=</text:span><text:span text:style-name="T9">"lastname" </text:span><text:span text:style-name="T18">type=</text:span><text:span text:style-name="T9">"text"</text:span><text:span text:style-name="T16">&gt;</text:span></text:p>
      <text:p text:style-name="P39"><text:s text:c="4"/><text:span text:style-name="T16">&lt;</text:span><text:span text:style-name="T4">br</text:span><text:span text:style-name="T16">&gt;</text:span></text:p>
      <text:p text:style-name="P39"><text:soft-page-break/><text:s text:c="4"/><text:span text:style-name="T16">&lt;</text:span><text:span text:style-name="T4">br</text:span><text:span text:style-name="T16">&gt;</text:span></text:p>
      <text:p text:style-name="P39"><text:s text:c="4"/><text:span text:style-name="T16">&lt;</text:span><text:span text:style-name="T4">input </text:span><text:span text:style-name="T18">type=</text:span><text:span text:style-name="T9">"submit"</text:span><text:span text:style-name="T16">&gt;</text:span></text:p>
      <text:p text:style-name="P39"><text:span text:style-name="T16">&lt;/</text:span><text:span text:style-name="T4">form</text:span><text:span text:style-name="T16">&gt;</text:span></text:p>
      <text:p text:style-name="P39"><text:span text:style-name="T16">&lt;/</text:span><text:span text:style-name="T4">body</text:span><text:span text:style-name="T16">&gt;</text:span></text:p>
      <text:p text:style-name="P93"><text:span text:style-name="T17">&lt;/</text:span><text:span text:style-name="T5">html</text:span><text:span text:style-name="T17">&gt;</text:span></text:p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86"/>
      <text:p text:style-name="P101"><text:span text:style-name="T23"/></text:p>
      <text:p text:style-name="P101"><text:span text:style-name="T23"/></text:p>
      <text:p text:style-name="P101"><text:span text:style-name="T23"/></text:p>
      <text:p text:style-name="P101"><text:span text:style-name="T23"/></text:p>
      <text:p text:style-name="P101"><text:span text:style-name="T23"/></text:p>
      <text:p text:style-name="P101"><text:span text:style-name="T23"/></text:p>
      <text:p text:style-name="P101"><text:span text:style-name="T23"/></text:p>
      <text:p text:style-name="P101"><text:span text:style-name="T23"/></text:p>
      <text:p text:style-name="P101"><text:span text:style-name="T23"/></text:p>
      <text:p text:style-name="P101"><text:span text:style-name="T23"/></text:p>
      <text:p text:style-name="P101"><text:span text:style-name="T23"/></text:p>
      <text:p text:style-name="P101"><text:span text:style-name="T23"/></text:p>
      <text:p text:style-name="P101"><text:soft-page-break/><text:span text:style-name="T23">Q</text:span><text:span text:style-name="T24">10. </text:span>Use @ModelAttribute annotation to add Heading "Spring MVC Demo" in every model.</text:p>
      <text:p text:style-name="P96">StudentCO.java</text:p>
      <text:p text:style-name="P68"><text:span text:style-name="T38">package </text:span><text:span text:style-name="T40">com.spring.controller;</text:span></text:p>
      <text:p text:style-name="P40"><text:span text:style-name="T3">public class </text:span>StudentCO {</text:p>
      <text:p text:style-name="P40"><text:s text:c="4"/><text:span text:style-name="T3">private </text:span>String <text:span text:style-name="T32">firstname</text:span>;</text:p>
      <text:p text:style-name="P40"><text:s text:c="4"/><text:span text:style-name="T3">private </text:span>String <text:span text:style-name="T32">lastname</text:span>;</text:p>
      <text:p text:style-name="P40"><text:s text:c="4"/><text:span text:style-name="T3">public </text:span>String getFirstname() {</text:p>
      <text:p text:style-name="P40"><text:s text:c="8"/><text:span text:style-name="T3">return </text:span><text:span text:style-name="T32">firstname</text:span>;</text:p>
      <text:p text:style-name="P40"><text:s text:c="4"/>}</text:p>
      <text:p text:style-name="P40"><text:s text:c="4"/><text:span text:style-name="T3">public void </text:span>setFirstname(String firstname) {</text:p>
      <text:p text:style-name="P40"><text:s text:c="8"/><text:span text:style-name="T3">this</text:span>.<text:span text:style-name="T32">firstname </text:span>= firstname;</text:p>
      <text:p text:style-name="P40"><text:s text:c="4"/>}</text:p>
      <text:p text:style-name="P40"><text:s text:c="4"/><text:span text:style-name="T3">public </text:span>String getLastname() {</text:p>
      <text:p text:style-name="P40"><text:s text:c="8"/><text:span text:style-name="T3">return </text:span><text:span text:style-name="T32">lastname</text:span>;</text:p>
      <text:p text:style-name="P40"><text:s text:c="4"/>}</text:p>
      <text:p text:style-name="P40"><text:s text:c="4"/><text:span text:style-name="T3">public void </text:span>setLastname(String lastname) {</text:p>
      <text:p text:style-name="P40"><text:s text:c="8"/><text:span text:style-name="T3">this</text:span>.<text:span text:style-name="T32">lastname </text:span>= lastname;</text:p>
      <text:p text:style-name="P40"><text:s text:c="4"/>}</text:p>
      <text:p text:style-name="P70">}</text:p>
      <text:p text:style-name="P96">StudentController.java</text:p>
      <text:p text:style-name="P68"><text:span text:style-name="T38">package </text:span><text:span text:style-name="T40">com.spring.controller;</text:span></text:p>
      <text:p text:style-name="P40"><text:span text:style-name="T3">import </text:span>com.spring.mvc.demo.StudentCO;</text:p>
      <text:p text:style-name="P40"><text:span text:style-name="T3">import </text:span>org.springframework.stereotype.<text:span text:style-name="T7">Controller</text:span>;</text:p>
      <text:p text:style-name="P40"><text:span text:style-name="T3">import </text:span>org.springframework.ui.Model;</text:p>
      <text:p text:style-name="P40"><text:span text:style-name="T3">import </text:span>org.springframework.web.bind.annotation.*;</text:p>
      <text:p text:style-name="P40"><text:span text:style-name="T3">import </text:span>org.springframework.web.servlet.ModelAndView;</text:p>
      <text:p text:style-name="P18"><text:bookmark-start text:name="__DdeLink__5424_2412388880"/>@Controller</text:p>
      <text:p text:style-name="P40"><text:span text:style-name="T7">@RequestMapping</text:span>(<text:span text:style-name="T8">"/student"</text:span>)</text:p>
      <text:p text:style-name="P40"><text:span text:style-name="T3">public class </text:span>StudentController {</text:p>
      <text:p text:style-name="P40"><text:s text:c="4"/><text:span text:style-name="T7">@ModelAttribute</text:span></text:p>
      <text:p text:style-name="P40"><text:span text:style-name="T7"><text:s text:c="4"/></text:span><text:span text:style-name="T3">void </text:span>addingObject(Model model){</text:p>
      <text:p text:style-name="P40"><text:s text:c="8"/>model.addAttribute(<text:span text:style-name="T8">"heading"</text:span>,<text:span text:style-name="T8">"Spring MVC Demo"</text:span>);</text:p>
      <text:p text:style-name="P40"><text:s text:c="4"/>}</text:p>
      <text:p text:style-name="P40"><text:s text:c="4"/><text:span text:style-name="T7">@RequestMapping</text:span>(value = <text:span text:style-name="T8">"/index.html"</text:span>, method = RequestMethod.<text:span text:style-name="T34">GET</text:span>)</text:p>
      <text:p text:style-name="P40"><text:s text:c="4"/>ModelAndView index() {</text:p>
      <text:p text:style-name="P40"><text:s text:c="8"/>ModelAndView modelAndView = <text:span text:style-name="T3">new </text:span>ModelAndView(<text:span text:style-name="T8">"index</text:span><text:span text:style-name="T14">2</text:span><text:span text:style-name="T8">"</text:span>);</text:p>
      <text:p text:style-name="P40"><text:s text:c="8"/><text:span text:style-name="T3">return </text:span>modelAndView;</text:p>
      <text:p text:style-name="P40"><text:s text:c="4"/>}</text:p>
      <text:p text:style-name="P40"><text:s text:c="4"/><text:span text:style-name="T7">@RequestMapping</text:span>(value = <text:span text:style-name="T8">"/submitForm.html"</text:span>, method = RequestMethod.<text:span text:style-name="T34">POST</text:span>)</text:p>
      <text:p text:style-name="P40"><text:s text:c="4"/><text:span text:style-name="T7">@ResponseBody</text:span></text:p>
      <text:p text:style-name="P40"><text:span text:style-name="T7"><text:s text:c="4"/></text:span>ModelAndView submitForm(<text:span text:style-name="T7">@ModelAttribute</text:span>(<text:span text:style-name="T8">"studentCO"</text:span>) StudentCO studentCO) {</text:p>
      <text:p text:style-name="P40"><text:s text:c="8"/>ModelAndView modelAndView = <text:span text:style-name="T3">new </text:span>ModelAndView(<text:span text:style-name="T8">"submittedData"</text:span>);</text:p>
      <text:p text:style-name="P40"><text:soft-page-break/><text:s text:c="8"/><text:span text:style-name="T3">return </text:span>modelAndView;</text:p>
      <text:p text:style-name="P40"><text:s text:c="4"/>}</text:p>
      <text:p text:style-name="P70">}<text:bookmark-end text:name="__DdeLink__5424_2412388880"/></text:p>
      <text:p text:style-name="P96">index<text:span text:style-name="T44">2</text:span>.jsp</text:p>
      <text:p text:style-name="P71"><text:span text:style-name="T41">&lt;%@ </text:span><text:span text:style-name="T39">page </text:span><text:span text:style-name="T42">contentType</text:span><text:span text:style-name="T41">="</text:span><text:span text:style-name="T43">text/html;charset=UTF-8</text:span><text:span text:style-name="T41">" </text:span><text:span text:style-name="T42">language</text:span><text:span text:style-name="T41">="</text:span><text:span text:style-name="T43">java</text:span><text:span text:style-name="T41">" %&gt;</text:span></text:p>
      <text:p text:style-name="P40"><text:span text:style-name="T16">&lt;</text:span><text:span text:style-name="T4">html</text:span><text:span text:style-name="T16">&gt;</text:span></text:p>
      <text:p text:style-name="P40"><text:span text:style-name="T16">&lt;</text:span><text:span text:style-name="T4">head</text:span><text:span text:style-name="T16">&gt;</text:span></text:p>
      <text:p text:style-name="P40"><text:s text:c="4"/><text:span text:style-name="T16">&lt;</text:span><text:span text:style-name="T4">title</text:span><text:span text:style-name="T16">&gt;&lt;/</text:span><text:span text:style-name="T4">title</text:span><text:span text:style-name="T16">&gt;</text:span></text:p>
      <text:p text:style-name="P40"><text:span text:style-name="T16">&lt;/</text:span><text:span text:style-name="T4">head</text:span><text:span text:style-name="T16">&gt;</text:span></text:p>
      <text:p text:style-name="P40"><text:span text:style-name="T16">&lt;</text:span><text:span text:style-name="T4">body</text:span><text:span text:style-name="T16">&gt;</text:span></text:p>
      <text:p text:style-name="P40"><text:bookmark-start text:name="__DdeLink__5433_2412388880"/><text:span text:style-name="T16">&lt;</text:span><text:span text:style-name="T4">center</text:span><text:span text:style-name="T16">&gt;</text:span></text:p>
      <text:p text:style-name="P40"><text:span text:style-name="T16">&lt;</text:span><text:span text:style-name="T4">form </text:span><text:span text:style-name="T18">method=</text:span><text:span text:style-name="T9">"post" </text:span><text:span text:style-name="T18">action=</text:span><text:span text:style-name="T9">"/student/submitForm.html"</text:span><text:span text:style-name="T16">&gt;</text:span></text:p>
      <text:p text:style-name="P40"><text:s text:c="4"/><text:span text:style-name="T16">&lt;</text:span><text:span text:style-name="T4">label</text:span><text:span text:style-name="T16">&gt;</text:span>Firstname<text:span text:style-name="T16">&lt;/</text:span><text:span text:style-name="T4">label</text:span><text:span text:style-name="T16">&gt;</text:span></text:p>
      <text:p text:style-name="P40"><text:s text:c="4"/><text:span text:style-name="T16">&lt;</text:span><text:span text:style-name="T4">input </text:span><text:span text:style-name="T18">name=</text:span><text:span text:style-name="T9">"firstname" </text:span><text:span text:style-name="T18">type=</text:span><text:span text:style-name="T9">"text"</text:span><text:span text:style-name="T16">&gt;</text:span></text:p>
      <text:p text:style-name="P40"><text:s text:c="4"/><text:span text:style-name="T16">&lt;</text:span><text:span text:style-name="T4">br</text:span><text:span text:style-name="T16">&gt;</text:span></text:p>
      <text:p text:style-name="P40"><text:s text:c="4"/><text:span text:style-name="T16">&lt;</text:span><text:span text:style-name="T4">br</text:span><text:span text:style-name="T16">&gt;</text:span></text:p>
      <text:p text:style-name="P40"><text:s text:c="4"/><text:span text:style-name="T16">&lt;</text:span><text:span text:style-name="T4">label</text:span><text:span text:style-name="T16">&gt;</text:span>Lastname<text:span text:style-name="T16">&lt;/</text:span><text:span text:style-name="T4">label</text:span><text:span text:style-name="T16">&gt;</text:span></text:p>
      <text:p text:style-name="P40"><text:s text:c="4"/><text:span text:style-name="T16">&lt;</text:span><text:span text:style-name="T4">input </text:span><text:span text:style-name="T18">name=</text:span><text:span text:style-name="T9">"lastname" </text:span><text:span text:style-name="T18">type=</text:span><text:span text:style-name="T9">"text"</text:span><text:span text:style-name="T16">&gt;</text:span></text:p>
      <text:p text:style-name="P40"><text:s text:c="4"/><text:span text:style-name="T16">&lt;</text:span><text:span text:style-name="T4">br</text:span><text:span text:style-name="T16">&gt;</text:span></text:p>
      <text:p text:style-name="P40"><text:s text:c="4"/><text:span text:style-name="T16">&lt;</text:span><text:span text:style-name="T4">br</text:span><text:span text:style-name="T16">&gt;</text:span></text:p>
      <text:p text:style-name="P40"><text:s text:c="4"/><text:span text:style-name="T16">&lt;</text:span><text:span text:style-name="T4">input </text:span><text:span text:style-name="T18">type=</text:span><text:span text:style-name="T9">"submit"</text:span><text:span text:style-name="T16">&gt;</text:span></text:p>
      <text:p text:style-name="P40"><text:s text:c="4"/><text:span text:style-name="T16">&lt;</text:span><text:span text:style-name="T4">br</text:span><text:span text:style-name="T16">&gt;&lt;</text:span><text:span text:style-name="T4">br</text:span><text:span text:style-name="T16">&gt;&lt;</text:span><text:span text:style-name="T4">hr</text:span><text:span text:style-name="T16">&gt;</text:span></text:p>
      <text:p text:style-name="P40"><text:s text:c="4"/><text:span text:style-name="T6">${</text:span><text:span text:style-name="T35">heading</text:span><text:span text:style-name="T6">}</text:span></text:p>
      <text:p text:style-name="P40"><text:span text:style-name="T16">&lt;/</text:span><text:span text:style-name="T4">form</text:span><text:span text:style-name="T16">&gt;</text:span></text:p>
      <text:p text:style-name="P40"><text:span text:style-name="T16">&lt;/</text:span><text:span text:style-name="T4">center</text:span><text:span text:style-name="T16">&gt;</text:span><text:bookmark-end text:name="__DdeLink__5433_2412388880"/></text:p>
      <text:p text:style-name="P40"><text:span text:style-name="T16">&lt;/</text:span><text:span text:style-name="T4">body</text:span><text:span text:style-name="T16">&gt;</text:span></text:p>
      <text:p text:style-name="P70"><text:span text:style-name="T16">&lt;/</text:span><text:span text:style-name="T4">html</text:span><text:span text:style-name="T16">&gt;</text:span></text:p>
      <text:p text:style-name="P96">submittedData.jsp</text:p>
      <text:p text:style-name="P71"><text:span text:style-name="T41">&lt;%@ </text:span><text:span text:style-name="T39">page </text:span><text:span text:style-name="T42">contentType</text:span><text:span text:style-name="T41">="</text:span><text:span text:style-name="T43">text/html;charset=UTF-8</text:span><text:span text:style-name="T41">" </text:span><text:span text:style-name="T42">language</text:span><text:span text:style-name="T41">="</text:span><text:span text:style-name="T43">java</text:span><text:span text:style-name="T41">" %&gt;</text:span></text:p>
      <text:p text:style-name="P40"><text:span text:style-name="T16">&lt;</text:span><text:span text:style-name="T4">html</text:span><text:span text:style-name="T16">&gt;</text:span></text:p>
      <text:p text:style-name="P40"><text:span text:style-name="T16">&lt;</text:span><text:span text:style-name="T4">head</text:span><text:span text:style-name="T16">&gt;</text:span></text:p>
      <text:p text:style-name="P40"><text:s text:c="4"/><text:span text:style-name="T16">&lt;</text:span><text:span text:style-name="T4">title</text:span><text:span text:style-name="T16">&gt;&lt;/</text:span><text:span text:style-name="T4">title</text:span><text:span text:style-name="T16">&gt;</text:span></text:p>
      <text:p text:style-name="P40"><text:span text:style-name="T16">&lt;/</text:span><text:span text:style-name="T4">head</text:span><text:span text:style-name="T16">&gt;</text:span></text:p>
      <text:p text:style-name="P40"><text:span text:style-name="T16">&lt;</text:span><text:span text:style-name="T4">body</text:span><text:span text:style-name="T16">&gt;</text:span></text:p>
      <text:p text:style-name="P40"><text:s text:c="4"/><text:bookmark-start text:name="__DdeLink__5430_2412388880"/><text:span text:style-name="T16">&lt;</text:span><text:span text:style-name="T4">center</text:span><text:span text:style-name="T16">&gt;</text:span></text:p>
      <text:p text:style-name="P40"><text:s text:c="8"/><text:span text:style-name="T16">&lt;</text:span><text:span text:style-name="T4">h1</text:span><text:span text:style-name="T16">&gt;</text:span>Firstname: <text:span text:style-name="T6">${</text:span><text:span text:style-name="T35">studentCO.firstname</text:span><text:span text:style-name="T6">}</text:span><text:span text:style-name="T2"> </text:span><text:span text:style-name="T16">&lt;</text:span><text:span text:style-name="T4">br</text:span><text:span text:style-name="T16">&gt;&lt;</text:span><text:span text:style-name="T4">br</text:span><text:span text:style-name="T16">&gt;</text:span> Lastname: <text:span text:style-name="T6">${</text:span><text:span text:style-name="T35">studentCO.lastname</text:span><text:span text:style-name="T6">}</text:span><text:span text:style-name="T16">&lt;/</text:span><text:span text:style-name="T4">h1</text:span><text:span text:style-name="T16">&gt;</text:span></text:p>
      <text:p text:style-name="P40"><text:s text:c="8"/><text:span text:style-name="T16">&lt;</text:span><text:span text:style-name="T4">br</text:span><text:span text:style-name="T16">&gt;&lt;</text:span><text:span text:style-name="T4">br</text:span><text:span text:style-name="T16">&gt;&lt;</text:span><text:span text:style-name="T4">hr</text:span><text:span text:style-name="T16">&gt;</text:span></text:p>
      <text:p text:style-name="P40"><text:s text:c="8"/><text:span text:style-name="T6">${</text:span><text:span text:style-name="T35">heading</text:span><text:span text:style-name="T6">}</text:span></text:p>
      <text:p text:style-name="P40"><text:span text:style-name="T2"><text:s text:c="4"/></text:span><text:span text:style-name="T16">&lt;/</text:span><text:span text:style-name="T4">center</text:span><text:span text:style-name="T16">&gt;</text:span><text:bookmark-end text:name="__DdeLink__5430_2412388880"/></text:p>
      <text:p text:style-name="P40"><text:span text:style-name="T16">&lt;/</text:span><text:span text:style-name="T4">body</text:span><text:span text:style-name="T16">&gt;</text:span></text:p>
      <text:p text:style-name="P70"><text:span text:style-name="T16">&lt;/</text:span><text:span text:style-name="T4">html</text:span><text:span text:style-name="T16">&gt;</text:span></text:p>
      <text:p text:style-name="P97">spring-dispatcher-servlet.xml</text:p>
      <text:p text:style-name="P26"><text:span text:style-name="T30">&lt;?</text:span><text:span text:style-name="T18">xml version=</text:span><text:span text:style-name="T9">"1.0" </text:span><text:span text:style-name="T18">encoding=</text:span><text:span text:style-name="T9">"UTF-8"</text:span><text:span text:style-name="T30">?&gt;</text:span></text:p>
      <text:p text:style-name="P41"><text:span text:style-name="T16">&lt;</text:span><text:span text:style-name="T4">beans </text:span><text:span text:style-name="T18">xmlns=</text:span><text:span text:style-name="T9">"http://www.springframework.org/schema/beans"</text:span></text:p>
      <text:p text:style-name="P41"><text:soft-page-break/><text:span text:style-name="T15"><text:s text:c="7"/></text:span><text:span text:style-name="T18">xmlns:</text:span><text:span text:style-name="T33">mvc</text:span><text:span text:style-name="T18">=</text:span><text:span text:style-name="T9">"http://www.springframework.org/schema/mvc"</text:span></text:p>
      <text:p text:style-name="P41"><text:span text:style-name="T15"><text:s text:c="7"/></text:span><text:span text:style-name="T18">xmlns:</text:span><text:span text:style-name="T33">xsi</text:span><text:span text:style-name="T18">=</text:span><text:span text:style-name="T9">"http://www.w3.org/2001/XMLSchema-instance"</text:span></text:p>
      <text:p text:style-name="P41"><text:span text:style-name="T15"><text:s text:c="7"/></text:span><text:span text:style-name="T18">xmlns:</text:span><text:span text:style-name="T33">context</text:span><text:span text:style-name="T18">=</text:span><text:span text:style-name="T9">"http://www.springframework.org/schema/context"</text:span></text:p>
      <text:p text:style-name="P41"><text:span text:style-name="T15"><text:s text:c="7"/></text:span><text:span text:style-name="T33">xsi</text:span><text:span text:style-name="T18">:schemaLocation=</text:span><text:span text:style-name="T9">"http://www.springframework.org/schema/beans</text:span></text:p>
      <text:p text:style-name="P56"><text:s text:c="7"/><text:span text:style-name="T45">http://www.springframework.org/schema/beans/spring-beans.xsd</text:span></text:p>
      <text:p text:style-name="P56"><text:s text:c="8"/><text:span text:style-name="T45">http://www.springframework.org/schema/mvc</text:span></text:p>
      <text:p text:style-name="P56"><text:s text:c="8"/><text:span text:style-name="T45">http://www.springframework.org/schema/mvc/spring-mvc.xsd</text:span></text:p>
      <text:p text:style-name="P56"><text:s text:c="8"/><text:span text:style-name="T45">http://www.springframework.org/schema/context</text:span></text:p>
      <text:p text:style-name="P41"><text:span text:style-name="T15"><text:s text:c="8"/></text:span><text:span text:style-name="T9">http://www.springframework.org/schema/context/spring-context.xsd"</text:span><text:span text:style-name="T16">&gt;</text:span></text:p>
      <text:p text:style-name="P41"><text:s text:c="4"/><text:span text:style-name="T16">&lt;</text:span><text:span text:style-name="T33">mvc</text:span><text:span text:style-name="T4">:annotation-driven</text:span><text:span text:style-name="T16">/&gt;</text:span></text:p>
      <text:p text:style-name="P41"><text:s text:c="4"/><text:span text:style-name="T16">&lt;</text:span><text:span text:style-name="T33">mvc</text:span><text:span text:style-name="T4">:default-servlet-handler</text:span><text:span text:style-name="T16">/&gt;</text:span></text:p>
      <text:p text:style-name="P41"><text:s text:c="4"/></text:p>
      <text:p text:style-name="P41"><text:span text:style-name="T36"><text:s text:c="4"/></text:span><text:span text:style-name="T16">&lt;</text:span><text:span text:style-name="T33">context</text:span><text:span text:style-name="T4">:component-scan </text:span><text:span text:style-name="T18">base-package=</text:span><text:span text:style-name="T9">"com.spring.controller"</text:span><text:span text:style-name="T16">/&gt;</text:span></text:p>
      <text:p text:style-name="P41"><text:s text:c="4"/><text:span text:style-name="T16">&lt;</text:span><text:span text:style-name="T4">bean </text:span><text:span text:style-name="T18">id=</text:span><text:span text:style-name="T9">"viewResolver"</text:span></text:p>
      <text:p text:style-name="P41"><text:span text:style-name="T15"><text:s text:c="10"/></text:span><text:span text:style-name="T18">class=</text:span><text:span text:style-name="T9">"org.springframework.web.servlet.view.InternalResourceViewResolver"</text:span><text:span text:style-name="T16">&gt;</text:span></text:p>
      <text:p text:style-name="P41"><text:s text:c="8"/><text:span text:style-name="T16">&lt;</text:span><text:span text:style-name="T4">property </text:span><text:span text:style-name="T18">name=</text:span><text:span text:style-name="T9">"prefix"</text:span><text:span text:style-name="T16">&gt;</text:span></text:p>
      <text:p text:style-name="P41"><text:s text:c="12"/><text:span text:style-name="T16">&lt;</text:span><text:span text:style-name="T4">value</text:span><text:span text:style-name="T16">&gt;</text:span>/WEB-INF/<text:span text:style-name="T16">&lt;/</text:span><text:span text:style-name="T4">value</text:span><text:span text:style-name="T16">&gt;</text:span></text:p>
      <text:p text:style-name="P41"><text:s text:c="8"/><text:span text:style-name="T16">&lt;/</text:span><text:span text:style-name="T4">property</text:span><text:span text:style-name="T16">&gt;</text:span></text:p>
      <text:p text:style-name="P41"><text:s text:c="8"/><text:span text:style-name="T16">&lt;</text:span><text:span text:style-name="T4">property </text:span><text:span text:style-name="T18">name=</text:span><text:span text:style-name="T9">"suffix"</text:span><text:span text:style-name="T16">&gt;</text:span></text:p>
      <text:p text:style-name="P41"><text:s text:c="12"/><text:span text:style-name="T16">&lt;</text:span><text:span text:style-name="T4">value</text:span><text:span text:style-name="T16">&gt;</text:span>.jsp<text:span text:style-name="T16">&lt;/</text:span><text:span text:style-name="T4">value</text:span><text:span text:style-name="T16">&gt;</text:span></text:p>
      <text:p text:style-name="P41"><text:s text:c="8"/><text:span text:style-name="T16">&lt;/</text:span><text:span text:style-name="T4">property</text:span><text:span text:style-name="T16">&gt;</text:span></text:p>
      <text:p text:style-name="P41"><text:s text:c="4"/><text:span text:style-name="T16">&lt;/</text:span><text:span text:style-name="T4">bean</text:span><text:span text:style-name="T16">&gt;</text:span></text:p>
      <text:p text:style-name="P94"><text:span text:style-name="T17">&lt;/</text:span><text:span text:style-name="T5">beans</text:span><text:span text:style-name="T17">&gt;</text:span></text:p>
      <text:p text:style-name="P9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19:48:50.178212601</meta:creation-date>
    <dc:date>2019-03-18T15:35:42.882088372</dc:date>
    <meta:editing-duration>PT6H56M53S</meta:editing-duration>
    <meta:editing-cycles>63</meta:editing-cycles>
    <meta:generator>LibreOffice/6.0.7.3$Linux_X86_64 LibreOffice_project/00m0$Build-3</meta:generator>
    <meta:document-statistic meta:table-count="0" meta:image-count="0" meta:object-count="0" meta:page-count="22" meta:paragraph-count="592" meta:word-count="1239" meta:character-count="21902" meta:non-whitespace-character-count="19013"/>
  </office:meta>
</office:document-meta>
</file>